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6.89mm" svg:height="121.91mm" svg:x="3.58mm" svg:y="239.59mm">
            <draw:object draw:notify-on-update-of-ranges="Sheet1.J8:Sheet1.O8 Sheet1.J7:Sheet1.O7 Sheet1.J14:Sheet1.O14 Sheet1.J13:Sheet1.O13 Sheet1.J20:Sheet1.O20 Sheet1.J19:Sheet1.O19 Sheet1.J37:Sheet1.O37 Sheet1.J36:Sheet1.O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88mm" svg:height="117.66mm" svg:x="235.51mm" svg:y="242.51mm">
            <draw:object draw:notify-on-update-of-ranges="Sheet1.J9:Sheet1.O9 Sheet1.J7:Sheet1.O7 Sheet1.J15:Sheet1.O15 Sheet1.J13:Sheet1.O13 Sheet1.J21:Sheet1.O21 Sheet1.J19:Sheet1.O19 Sheet1.J38:Sheet1.O38 Sheet1.J36:Sheet1.O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2.03mm" svg:height="124.84mm" svg:x="238.81mm" svg:y="367.61mm">
            <draw:object draw:notify-on-update-of-ranges="Sheet1.J10:Sheet1.O10 Sheet1.J7:Sheet1.O7 Sheet1.J16:Sheet1.O16 Sheet1.J13:Sheet1.O13 Sheet1.J22:Sheet1.O22 Sheet1.J19:Sheet1.O19 Sheet1.J39:Sheet1.O39 Sheet1.J36:Sheet1.O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66.86mm" svg:height="150.08mm" svg:x="603.34mm" svg:y="0mm">
            <draw:object draw:notify-on-update-of-ranges="Sheet1.J26:Sheet1.O26 Sheet1.J25:Sheet1.O25 Sheet1.J27:Sheet1.O27 Sheet1.J25:Sheet1.O25 Sheet1.J28:Sheet1.O28 Sheet1.J25:Sheet1.O25 Sheet1.J43:Sheet1.O43 Sheet1.J42:Sheet1.O42 Sheet1.J44:Sheet1.O44 Sheet1.J42:Sheet1.O42 Sheet1.J45:Sheet1.O45 Sheet1.J42:Sheet1.O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22.52mm" svg:height="125.16mm" svg:x="384.24mm" svg:y="18.28mm">
            <draw:object draw:notify-on-update-of-ranges="Sheet1.J20:Sheet1.O20 Sheet1.J19:Sheet1.O19 Sheet1.J21:Sheet1.O21 Sheet1.J19:Sheet1.O19 Sheet1.J22:Sheet1.O22 Sheet1.J19:Sheet1.O19 Sheet1.J37:Sheet1.O37 Sheet1.J36:Sheet1.O36 Sheet1.J38:Sheet1.O38 Sheet1.J36:Sheet1.O36 Sheet1.J39:Sheet1.O39 Sheet1.J36:Sheet1.O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27.28mm" svg:height="128.03mm" svg:x="449mm" svg:y="156.71mm">
            <draw:object draw:notify-on-update-of-ranges="Sheet1.J31:Sheet1.O31 Sheet1.J30:Sheet1.O30 Sheet1.J32:Sheet1.O32 Sheet1.J30:Sheet1.O30 Sheet1.J33:Sheet1.O33 Sheet1.J30:Sheet1.O30 Sheet1.J49:Sheet1.O49 Sheet1.J48:Sheet1.O48 Sheet1.J50:Sheet1.O50 Sheet1.J48:Sheet1.O48 Sheet1.J51:Sheet1.O51 Sheet1.J48:Sheet1.O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7.17mm" svg:height="121.38mm" svg:x="60.25mm" svg:y="17.8mm">
            <draw:object draw:notify-on-update-of-ranges="Sheet1.O20:Sheet1.O22 Sheet1.I20:Sheet1.I22 Sheet1.O26:Sheet1.O28 Sheet1.I26:Sheet1.I28 Sheet1.O31:Sheet1.O33 Sheet1.I31:Sheet1.I33 Sheet1.O37:Sheet1.O39 Sheet1.I37:Sheet1.I39 Sheet1.O43:Sheet1.O45 Sheet1.I43:Sheet1.I45 Sheet1.O49:Sheet1.O51 Sheet1.I49:Sheet1.I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sults (averaged over 10 runs):</text:p>
          </table:table-cell>
          <table:table-cell table:number-columns-repeated="7"/>
          <table:table-cell office:value-type="string" calcext:value-type="string">
            <text:p>Speedup <text:s/>(sequential/parallel)</text:p>
          </table:table-cell>
          <table:table-cell office:value-type="string" calcext:value-type="string">
            <text:p>[higher = more speedup]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eq qs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taken:</text:p>
          </table:table-cell>
          <table:table-cell office:value-type="float" office:value="0.004613" calcext:value-type="float">
            <text:p>0.004613</text:p>
          </table:table-cell>
          <table:table-cell office:value-type="float" office:value="0.027872" calcext:value-type="float">
            <text:p>0.027872</text:p>
          </table:table-cell>
          <table:table-cell office:value-type="float" office:value="0.057864" calcext:value-type="float">
            <text:p>0.057864</text:p>
          </table:table-cell>
          <table:table-cell office:value-type="float" office:value="0.335673" calcext:value-type="float">
            <text:p>0.335673</text:p>
          </table:table-cell>
          <table:table-cell office:value-type="float" office:value="0.734112" calcext:value-type="float">
            <text:p>0.734112</text:p>
          </table:table-cell>
          <table:table-cell office:value-type="float" office:value="1.49683" calcext:value-type="float">
            <text:p>1.49683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omp qs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string" calcext:value-type="string">
            <text:p>omp qs speedu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010158" calcext:value-type="float">
            <text:p>0.010158</text:p>
          </table:table-cell>
          <table:table-cell office:value-type="float" office:value="0.038492" calcext:value-type="float">
            <text:p>0.038492</text:p>
          </table:table-cell>
          <table:table-cell office:value-type="float" office:value="0.074143" calcext:value-type="float">
            <text:p>0.074143</text:p>
          </table:table-cell>
          <table:table-cell office:value-type="float" office:value="0.329991" calcext:value-type="float">
            <text:p>0.329991</text:p>
          </table:table-cell>
          <table:table-cell office:value-type="float" office:value="0.724926" calcext:value-type="float">
            <text:p>0.724926</text:p>
          </table:table-cell>
          <table:table-cell office:value-type="float" office:value="1.473197" calcext:value-type="float">
            <text:p>1.473197</text:p>
          </table:table-cell>
          <table:table-cell/>
          <table:table-cell office:value-type="string" calcext:value-type="string">
            <text:p>2 Threads</text:p>
          </table:table-cell>
          <table:table-cell table:formula="of:=[.B4]/[.B8]" office:value-type="float" office:value="0.454124827721993" calcext:value-type="float">
            <text:p>0.454124827721993</text:p>
          </table:table-cell>
          <table:table-cell table:formula="of:=[.C4]/[.C8]" office:value-type="float" office:value="0.72409851397693" calcext:value-type="float">
            <text:p>0.72409851397693</text:p>
          </table:table-cell>
          <table:table-cell table:formula="of:=[.D4]/[.D8]" office:value-type="float" office:value="0.780437802624658" calcext:value-type="float">
            <text:p>0.780437802624658</text:p>
          </table:table-cell>
          <table:table-cell table:formula="of:=[.E4]/[.E8]" office:value-type="float" office:value="1.01721865141777" calcext:value-type="float">
            <text:p>1.01721865141777</text:p>
          </table:table-cell>
          <table:table-cell table:formula="of:=[.F4]/[.F8]" office:value-type="float" office:value="1.01267163820859" calcext:value-type="float">
            <text:p>1.01267163820859</text:p>
          </table:table-cell>
          <table:table-cell table:formula="of:=[.G4]/[.G8]" office:value-type="float" office:value="1.01604198216532" calcext:value-type="float">
            <text:p>1.01604198216532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011975" calcext:value-type="float">
            <text:p>0.011975</text:p>
          </table:table-cell>
          <table:table-cell office:value-type="float" office:value="0.030127" calcext:value-type="float">
            <text:p>0.030127</text:p>
          </table:table-cell>
          <table:table-cell office:value-type="float" office:value="0.050782" calcext:value-type="float">
            <text:p>0.050782</text:p>
          </table:table-cell>
          <table:table-cell office:value-type="float" office:value="0.227154" calcext:value-type="float">
            <text:p>0.227154</text:p>
          </table:table-cell>
          <table:table-cell office:value-type="float" office:value="0.444869" calcext:value-type="float">
            <text:p>0.444869</text:p>
          </table:table-cell>
          <table:table-cell office:value-type="float" office:value="0.892809" calcext:value-type="float">
            <text:p>0.892809</text:p>
          </table:table-cell>
          <table:table-cell/>
          <table:table-cell office:value-type="string" calcext:value-type="string">
            <text:p>4 Threads</text:p>
          </table:table-cell>
          <table:table-cell table:formula="of:=[.B4]/[.B9]" office:value-type="float" office:value="0.385219206680585" calcext:value-type="float">
            <text:p>0.385219206680585</text:p>
          </table:table-cell>
          <table:table-cell table:formula="of:=[.C4]/[.C9]" office:value-type="float" office:value="0.925150197497262" calcext:value-type="float">
            <text:p>0.925150197497262</text:p>
          </table:table-cell>
          <table:table-cell table:formula="of:=[.D4]/[.D9]" office:value-type="float" office:value="1.13945886337679" calcext:value-type="float">
            <text:p>1.13945886337679</text:p>
          </table:table-cell>
          <table:table-cell table:formula="of:=[.E4]/[.E9]" office:value-type="float" office:value="1.47773316780686" calcext:value-type="float">
            <text:p>1.47773316780686</text:p>
          </table:table-cell>
          <table:table-cell table:formula="of:=[.F4]/[.F9]" office:value-type="float" office:value="1.65017566969153" calcext:value-type="float">
            <text:p>1.65017566969153</text:p>
          </table:table-cell>
          <table:table-cell table:formula="of:=[.G4]/[.G9]" office:value-type="float" office:value="1.67653999903675" calcext:value-type="float">
            <text:p>1.67653999903675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038649" calcext:value-type="float">
            <text:p>0.038649</text:p>
          </table:table-cell>
          <table:table-cell office:value-type="float" office:value="0.060112" calcext:value-type="float">
            <text:p>0.060112</text:p>
          </table:table-cell>
          <table:table-cell office:value-type="float" office:value="0.073223" calcext:value-type="float">
            <text:p>0.073223</text:p>
          </table:table-cell>
          <table:table-cell office:value-type="float" office:value="0.216209" calcext:value-type="float">
            <text:p>0.216209</text:p>
          </table:table-cell>
          <table:table-cell office:value-type="float" office:value="0.371873" calcext:value-type="float">
            <text:p>0.371873</text:p>
          </table:table-cell>
          <table:table-cell office:value-type="float" office:value="0.668485" calcext:value-type="float">
            <text:p>0.668485</text:p>
          </table:table-cell>
          <table:table-cell/>
          <table:table-cell office:value-type="string" calcext:value-type="string">
            <text:p>8 Threads</text:p>
          </table:table-cell>
          <table:table-cell table:formula="of:=[.B4]/[.B10]" office:value-type="float" office:value="0.119356257600455" calcext:value-type="float">
            <text:p>0.119356257600455</text:p>
          </table:table-cell>
          <table:table-cell table:formula="of:=[.C4]/[.C10]" office:value-type="float" office:value="0.463667820069204" calcext:value-type="float">
            <text:p>0.463667820069204</text:p>
          </table:table-cell>
          <table:table-cell table:formula="of:=[.D4]/[.D10]" office:value-type="float" office:value="0.790243502724554" calcext:value-type="float">
            <text:p>0.790243502724554</text:p>
          </table:table-cell>
          <table:table-cell table:formula="of:=[.E4]/[.E10]" office:value-type="float" office:value="1.55253944100384" calcext:value-type="float">
            <text:p>1.55253944100384</text:p>
          </table:table-cell>
          <table:table-cell table:formula="of:=[.F4]/[.F10]" office:value-type="float" office:value="1.97409330604803" calcext:value-type="float">
            <text:p>1.97409330604803</text:p>
          </table:table-cell>
          <table:table-cell table:formula="of:=[.G4]/[.G10]" office:value-type="float" office:value="2.23913775178201" calcext:value-type="float">
            <text:p>2.2391377517820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SPS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string" calcext:value-type="string">
            <text:p>omp rsps speedu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009575" calcext:value-type="float">
            <text:p>0.009575</text:p>
          </table:table-cell>
          <table:table-cell office:value-type="float" office:value="0.016329" calcext:value-type="float">
            <text:p>0.016329</text:p>
          </table:table-cell>
          <table:table-cell office:value-type="float" office:value="0.054208" calcext:value-type="float">
            <text:p>0.054208</text:p>
          </table:table-cell>
          <table:table-cell office:value-type="float" office:value="0.17886" calcext:value-type="float">
            <text:p>0.17886</text:p>
          </table:table-cell>
          <table:table-cell office:value-type="float" office:value="0.331887" calcext:value-type="float">
            <text:p>0.331887</text:p>
          </table:table-cell>
          <table:table-cell office:value-type="float" office:value="0.725419" calcext:value-type="float">
            <text:p>0.725419</text:p>
          </table:table-cell>
          <table:table-cell/>
          <table:table-cell office:value-type="string" calcext:value-type="string">
            <text:p>2 Threads</text:p>
          </table:table-cell>
          <table:table-cell table:formula="of:=[.B4]/[.B14]" office:value-type="float" office:value="0.48177545691906" calcext:value-type="float">
            <text:p>0.48177545691906</text:p>
          </table:table-cell>
          <table:table-cell table:formula="of:=[.C4]/[.C14]" office:value-type="float" office:value="1.70690183109805" calcext:value-type="float">
            <text:p>1.70690183109805</text:p>
          </table:table-cell>
          <table:table-cell table:formula="of:=[.D4]/[.D14]" office:value-type="float" office:value="1.06744391971665" calcext:value-type="float">
            <text:p>1.06744391971665</text:p>
          </table:table-cell>
          <table:table-cell table:formula="of:=[.E4]/[.E14]" office:value-type="float" office:value="1.87673599463267" calcext:value-type="float">
            <text:p>1.87673599463267</text:p>
          </table:table-cell>
          <table:table-cell table:formula="of:=[.F4]/[.F14]" office:value-type="float" office:value="2.21193357980276" calcext:value-type="float">
            <text:p>2.21193357980276</text:p>
          </table:table-cell>
          <table:table-cell table:formula="of:=[.G4]/[.G14]" office:value-type="float" office:value="2.06340060020485" calcext:value-type="float">
            <text:p>2.06340060020485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006757" calcext:value-type="float">
            <text:p>0.006757</text:p>
          </table:table-cell>
          <table:table-cell office:value-type="float" office:value="0.0081542" calcext:value-type="float">
            <text:p>0.0081542</text:p>
          </table:table-cell>
          <table:table-cell office:value-type="float" office:value="0.034281" calcext:value-type="float">
            <text:p>0.034281</text:p>
          </table:table-cell>
          <table:table-cell office:value-type="float" office:value="0.078493" calcext:value-type="float">
            <text:p>0.078493</text:p>
          </table:table-cell>
          <table:table-cell office:value-type="float" office:value="0.219022" calcext:value-type="float">
            <text:p>0.219022</text:p>
          </table:table-cell>
          <table:table-cell office:value-type="float" office:value="0.465975" calcext:value-type="float">
            <text:p>0.465975</text:p>
          </table:table-cell>
          <table:table-cell/>
          <table:table-cell office:value-type="string" calcext:value-type="string">
            <text:p>4 Threads</text:p>
          </table:table-cell>
          <table:table-cell table:formula="of:=[.B4]/[.B15]" office:value-type="float" office:value="0.682699422820778" calcext:value-type="float">
            <text:p>0.682699422820778</text:p>
          </table:table-cell>
          <table:table-cell table:formula="of:=[.C4]/[.C15]" office:value-type="float" office:value="3.41811581761546" calcext:value-type="float">
            <text:p>3.41811581761546</text:p>
          </table:table-cell>
          <table:table-cell table:formula="of:=[.D4]/[.D15]" office:value-type="float" office:value="1.68793209066247" calcext:value-type="float">
            <text:p>1.68793209066247</text:p>
          </table:table-cell>
          <table:table-cell table:formula="of:=[.E4]/[.E15]" office:value-type="float" office:value="4.27647051329418" calcext:value-type="float">
            <text:p>4.27647051329418</text:p>
          </table:table-cell>
          <table:table-cell table:formula="of:=[.F4]/[.F15]" office:value-type="float" office:value="3.35177288126307" calcext:value-type="float">
            <text:p>3.35177288126307</text:p>
          </table:table-cell>
          <table:table-cell table:formula="of:=[.G4]/[.G15]" office:value-type="float" office:value="3.21225387628092" calcext:value-type="float">
            <text:p>3.2122538762809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0026296" calcext:value-type="float">
            <text:p>0.0026296</text:p>
          </table:table-cell>
          <table:table-cell office:value-type="float" office:value="0.033164" calcext:value-type="float">
            <text:p>0.033164</text:p>
          </table:table-cell>
          <table:table-cell office:value-type="float" office:value="0.088911" calcext:value-type="float">
            <text:p>0.088911</text:p>
          </table:table-cell>
          <table:table-cell office:value-type="float" office:value="0.089545" calcext:value-type="float">
            <text:p>0.089545</text:p>
          </table:table-cell>
          <table:table-cell office:value-type="float" office:value="0.095675" calcext:value-type="float">
            <text:p>0.095675</text:p>
          </table:table-cell>
          <table:table-cell office:value-type="float" office:value="0.153069" calcext:value-type="float">
            <text:p>0.153069</text:p>
          </table:table-cell>
          <table:table-cell/>
          <table:table-cell office:value-type="string" calcext:value-type="string">
            <text:p>8 Threads</text:p>
          </table:table-cell>
          <table:table-cell table:formula="of:=[.B4]/[.B16]" office:value-type="float" office:value="1.7542592029206" calcext:value-type="float">
            <text:p>1.7542592029206</text:p>
          </table:table-cell>
          <table:table-cell table:formula="of:=[.C4]/[.C16]" office:value-type="float" office:value="0.840429381256784" calcext:value-type="float">
            <text:p>0.840429381256784</text:p>
          </table:table-cell>
          <table:table-cell table:formula="of:=[.D4]/[.D16]" office:value-type="float" office:value="0.650808111482269" calcext:value-type="float">
            <text:p>0.650808111482269</text:p>
          </table:table-cell>
          <table:table-cell table:formula="of:=[.E4]/[.E16]" office:value-type="float" office:value="3.74865151599754" calcext:value-type="float">
            <text:p>3.74865151599754</text:p>
          </table:table-cell>
          <table:table-cell table:formula="of:=[.F4]/[.F16]" office:value-type="float" office:value="7.67297622158349" calcext:value-type="float">
            <text:p>7.67297622158349</text:p>
          </table:table-cell>
          <table:table-cell table:formula="of:=[.G4]/[.G16]" office:value-type="float" office:value="9.77879257067075" calcext:value-type="float">
            <text:p>9.7787925706707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pi qs (1 node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string" calcext:value-type="string">
            <text:p>mpi qs (1 node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53977" calcext:value-type="float">
            <text:p>0.053977</text:p>
          </table:table-cell>
          <table:table-cell office:value-type="float" office:value="0.083939" calcext:value-type="float">
            <text:p>0.083939</text:p>
          </table:table-cell>
          <table:table-cell office:value-type="float" office:value="0.471288" calcext:value-type="float">
            <text:p>0.471288</text:p>
          </table:table-cell>
          <table:table-cell office:value-type="float" office:value="0.74831" calcext:value-type="float">
            <text:p>0.74831</text:p>
          </table:table-cell>
          <table:table-cell office:value-type="float" office:value="1.652554" calcext:value-type="float">
            <text:p>1.652554</text:p>
          </table:table-cell>
          <table:table-cell/>
          <table:table-cell office:value-type="string" calcext:value-type="string">
            <text:p>2 Threads</text:p>
          </table:table-cell>
          <table:table-cell table:formula="of:=[.B4]/[.B20]" office:value-type="float" office:value="1.18922402681103" calcext:value-type="float">
            <text:p>1.18922402681103</text:p>
          </table:table-cell>
          <table:table-cell table:formula="of:=[.C4]/[.C20]" office:value-type="float" office:value="0.516368082701892" calcext:value-type="float">
            <text:p>0.516368082701892</text:p>
          </table:table-cell>
          <table:table-cell table:formula="of:=[.D4]/[.D20]" office:value-type="float" office:value="0.689357747888348" calcext:value-type="float">
            <text:p>0.689357747888348</text:p>
          </table:table-cell>
          <table:table-cell table:formula="of:=[.E4]/[.E20]" office:value-type="float" office:value="0.712246015175434" calcext:value-type="float">
            <text:p>0.712246015175434</text:p>
          </table:table-cell>
          <table:table-cell table:formula="of:=[.F4]/[.F20]" office:value-type="float" office:value="0.98102657989336" calcext:value-type="float">
            <text:p>0.98102657989336</text:p>
          </table:table-cell>
          <table:table-cell table:formula="of:=[.G4]/[.G20]" office:value-type="float" office:value="0.905767678393566" calcext:value-type="float">
            <text:p>0.905767678393566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20497" calcext:value-type="float">
            <text:p>0.020497</text:p>
          </table:table-cell>
          <table:table-cell office:value-type="float" office:value="0.042344" calcext:value-type="float">
            <text:p>0.042344</text:p>
          </table:table-cell>
          <table:table-cell office:value-type="float" office:value="0.21908" calcext:value-type="float">
            <text:p>0.21908</text:p>
          </table:table-cell>
          <table:table-cell office:value-type="float" office:value="0.406987" calcext:value-type="float">
            <text:p>0.406987</text:p>
          </table:table-cell>
          <table:table-cell office:value-type="float" office:value="0.678746" calcext:value-type="float">
            <text:p>0.678746</text:p>
          </table:table-cell>
          <table:table-cell/>
          <table:table-cell office:value-type="string" calcext:value-type="string">
            <text:p>4 Threads</text:p>
          </table:table-cell>
          <table:table-cell table:formula="of:=[.B4]/[.B21]" office:value-type="float" office:value="1.22751463544439" calcext:value-type="float">
            <text:p>1.22751463544439</text:p>
          </table:table-cell>
          <table:table-cell table:formula="of:=[.C4]/[.C21]" office:value-type="float" office:value="1.35980875250037" calcext:value-type="float">
            <text:p>1.35980875250037</text:p>
          </table:table-cell>
          <table:table-cell table:formula="of:=[.D4]/[.D21]" office:value-type="float" office:value="1.36652182127338" calcext:value-type="float">
            <text:p>1.36652182127338</text:p>
          </table:table-cell>
          <table:table-cell table:formula="of:=[.E4]/[.E21]" office:value-type="float" office:value="1.53219371918934" calcext:value-type="float">
            <text:p>1.53219371918934</text:p>
          </table:table-cell>
          <table:table-cell table:formula="of:=[.F4]/[.F21]" office:value-type="float" office:value="1.80377260207329" calcext:value-type="float">
            <text:p>1.80377260207329</text:p>
          </table:table-cell>
          <table:table-cell table:formula="of:=[.G4]/[.G21]" office:value-type="float" office:value="2.20528739764212" calcext:value-type="float">
            <text:p>2.2052873976421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0.043722" calcext:value-type="float">
            <text:p>0.043722</text:p>
          </table:table-cell>
          <table:table-cell office:value-type="float" office:value="0.245723" calcext:value-type="float">
            <text:p>0.245723</text:p>
          </table:table-cell>
          <table:table-cell office:value-type="float" office:value="0.393557" calcext:value-type="float">
            <text:p>0.393557</text:p>
          </table:table-cell>
          <table:table-cell office:value-type="float" office:value="0.929838" calcext:value-type="float">
            <text:p>0.929838</text:p>
          </table:table-cell>
          <table:table-cell/>
          <table:table-cell office:value-type="string" calcext:value-type="string">
            <text:p>8 Threads</text:p>
          </table:table-cell>
          <table:table-cell table:formula="of:=[.B4]/[.B22]" office:value-type="float" office:value="1.21171526136065" calcext:value-type="float">
            <text:p>1.21171526136065</text:p>
          </table:table-cell>
          <table:table-cell table:formula="of:=[.C4]/[.C22]" office:value-type="float" office:value="1.41863897796101" calcext:value-type="float">
            <text:p>1.41863897796101</text:p>
          </table:table-cell>
          <table:table-cell table:formula="of:=[.D4]/[.D22]" office:value-type="float" office:value="1.32345272402909" calcext:value-type="float">
            <text:p>1.32345272402909</text:p>
          </table:table-cell>
          <table:table-cell table:formula="of:=[.E4]/[.E22]" office:value-type="float" office:value="1.36606259894271" calcext:value-type="float">
            <text:p>1.36606259894271</text:p>
          </table:table-cell>
          <table:table-cell table:formula="of:=[.F4]/[.F22]" office:value-type="float" office:value="1.86532573426467" calcext:value-type="float">
            <text:p>1.86532573426467</text:p>
          </table:table-cell>
          <table:table-cell table:formula="of:=[.G4]/[.G22]" office:value-type="float" office:value="1.60977503608155" calcext:value-type="float">
            <text:p>1.6097750360815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pi qs (2 nodes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string" calcext:value-type="string">
            <text:p>mpi qs (2 node) speedu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001882" calcext:value-type="float">
            <text:p>0.001882</text:p>
          </table:table-cell>
          <table:table-cell office:value-type="float" office:value="0.022214" calcext:value-type="float">
            <text:p>0.022214</text:p>
          </table:table-cell>
          <table:table-cell office:value-type="float" office:value="0.030009" calcext:value-type="float">
            <text:p>0.030009</text:p>
          </table:table-cell>
          <table:table-cell office:value-type="float" office:value="0.161016" calcext:value-type="float">
            <text:p>0.161016</text:p>
          </table:table-cell>
          <table:table-cell office:value-type="float" office:value="0.283568" calcext:value-type="float">
            <text:p>0.283568</text:p>
          </table:table-cell>
          <table:table-cell office:value-type="float" office:value="0.616074" calcext:value-type="float">
            <text:p>0.616074</text:p>
          </table:table-cell>
          <table:table-cell/>
          <table:table-cell office:value-type="string" calcext:value-type="string">
            <text:p>2 Threads</text:p>
          </table:table-cell>
          <table:table-cell table:formula="of:=[.B4]/[.B26]" office:value-type="float" office:value="2.45111583421892" calcext:value-type="float">
            <text:p>2.45111583421892</text:p>
          </table:table-cell>
          <table:table-cell table:formula="of:=[.C4]/[.C26]" office:value-type="float" office:value="1.25470424056901" calcext:value-type="float">
            <text:p>1.25470424056901</text:p>
          </table:table-cell>
          <table:table-cell table:formula="of:=[.D4]/[.D26]" office:value-type="float" office:value="1.92822153353994" calcext:value-type="float">
            <text:p>1.92822153353994</text:p>
          </table:table-cell>
          <table:table-cell table:formula="of:=[.E4]/[.E26]" office:value-type="float" office:value="2.0847182888657" calcext:value-type="float">
            <text:p>2.0847182888657</text:p>
          </table:table-cell>
          <table:table-cell table:formula="of:=[.F4]/[.F26]" office:value-type="float" office:value="2.58883936128195" calcext:value-type="float">
            <text:p>2.58883936128195</text:p>
          </table:table-cell>
          <table:table-cell table:formula="of:=[.G4]/[.G26]" office:value-type="float" office:value="2.42962696039761" calcext:value-type="float">
            <text:p>2.42962696039761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0.031783" calcext:value-type="float">
            <text:p>0.031783</text:p>
          </table:table-cell>
          <table:table-cell office:value-type="float" office:value="0.160477" calcext:value-type="float">
            <text:p>0.160477</text:p>
          </table:table-cell>
          <table:table-cell office:value-type="float" office:value="0.299124" calcext:value-type="float">
            <text:p>0.299124</text:p>
          </table:table-cell>
          <table:table-cell office:value-type="float" office:value="0.503476" calcext:value-type="float">
            <text:p>0.503476</text:p>
          </table:table-cell>
          <table:table-cell/>
          <table:table-cell office:value-type="string" calcext:value-type="string">
            <text:p>4 Threads</text:p>
          </table:table-cell>
          <table:table-cell table:formula="of:=[.B4]/[.B27]" office:value-type="float" office:value="2.27353376047314" calcext:value-type="float">
            <text:p>2.27353376047314</text:p>
          </table:table-cell>
          <table:table-cell table:formula="of:=[.C4]/[.C27]" office:value-type="float" office:value="1.85627705627706" calcext:value-type="float">
            <text:p>1.85627705627706</text:p>
          </table:table-cell>
          <table:table-cell table:formula="of:=[.D4]/[.D27]" office:value-type="float" office:value="1.82059591605575" calcext:value-type="float">
            <text:p>1.82059591605575</text:p>
          </table:table-cell>
          <table:table-cell table:formula="of:=[.E4]/[.E27]" office:value-type="float" office:value="2.0917203088293" calcext:value-type="float">
            <text:p>2.0917203088293</text:p>
          </table:table-cell>
          <table:table-cell table:formula="of:=[.F4]/[.F27]" office:value-type="float" office:value="2.45420628234445" calcext:value-type="float">
            <text:p>2.45420628234445</text:p>
          </table:table-cell>
          <table:table-cell table:formula="of:=[.G4]/[.G27]" office:value-type="float" office:value="2.97299176127561" calcext:value-type="float">
            <text:p>2.97299176127561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083657" calcext:value-type="float">
            <text:p>0.083657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5916" calcext:value-type="float">
            <text:p>0.005916</text:p>
          </table:table-cell>
          <table:table-cell office:value-type="float" office:value="0.036475" calcext:value-type="float">
            <text:p>0.036475</text:p>
          </table:table-cell>
          <table:table-cell office:value-type="float" office:value="0.074603" calcext:value-type="float">
            <text:p>0.074603</text:p>
          </table:table-cell>
          <table:table-cell office:value-type="float" office:value="0.152481" calcext:value-type="float">
            <text:p>0.152481</text:p>
          </table:table-cell>
          <table:table-cell/>
          <table:table-cell office:value-type="string" calcext:value-type="string">
            <text:p>8 Threads</text:p>
          </table:table-cell>
          <table:table-cell table:formula="of:=[.B4]/[.B28]" office:value-type="float" office:value="0.0551418291356372" calcext:value-type="float">
            <text:p>0.055141829135637</text:p>
          </table:table-cell>
          <table:table-cell table:formula="of:=[.C4]/[.C28]" office:value-type="float" office:value="8.27062314540059" calcext:value-type="float">
            <text:p>8.27062314540059</text:p>
          </table:table-cell>
          <table:table-cell table:formula="of:=[.D4]/[.D28]" office:value-type="float" office:value="9.78093306288033" calcext:value-type="float">
            <text:p>9.78093306288033</text:p>
          </table:table-cell>
          <table:table-cell table:formula="of:=[.E4]/[.E28]" office:value-type="float" office:value="9.20282385195339" calcext:value-type="float">
            <text:p>9.20282385195339</text:p>
          </table:table-cell>
          <table:table-cell table:formula="of:=[.F4]/[.F28]" office:value-type="float" office:value="9.84024771121805" calcext:value-type="float">
            <text:p>9.84024771121805</text:p>
          </table:table-cell>
          <table:table-cell table:formula="of:=[.G4]/[.G28]" office:value-type="float" office:value="9.81650172808416" calcext:value-type="float">
            <text:p>9.8165017280841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pi qs (4 nodes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string" calcext:value-type="string">
            <text:p>mpi qs (4 node) speedu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0.030866" calcext:value-type="float">
            <text:p>0.030866</text:p>
          </table:table-cell>
          <table:table-cell office:value-type="float" office:value="0.181288" calcext:value-type="float">
            <text:p>0.181288</text:p>
          </table:table-cell>
          <table:table-cell office:value-type="float" office:value="0.379033" calcext:value-type="float">
            <text:p>0.379033</text:p>
          </table:table-cell>
          <table:table-cell office:value-type="float" office:value="0.84616" calcext:value-type="float">
            <text:p>0.84616</text:p>
          </table:table-cell>
          <table:table-cell/>
          <table:table-cell office:value-type="string" calcext:value-type="string">
            <text:p>2 Threads</text:p>
          </table:table-cell>
          <table:table-cell table:formula="of:=[.B4]/[.B31]" office:value-type="float" office:value="1.5727923627685" calcext:value-type="float">
            <text:p>1.5727923627685</text:p>
          </table:table-cell>
          <table:table-cell table:formula="of:=[.C4]/[.C31]" office:value-type="float" office:value="1.84815330548372" calcext:value-type="float">
            <text:p>1.84815330548372</text:p>
          </table:table-cell>
          <table:table-cell table:formula="of:=[.D4]/[.D31]" office:value-type="float" office:value="1.87468411844748" calcext:value-type="float">
            <text:p>1.87468411844748</text:p>
          </table:table-cell>
          <table:table-cell table:formula="of:=[.E4]/[.E31]" office:value-type="float" office:value="1.85160076783902" calcext:value-type="float">
            <text:p>1.85160076783902</text:p>
          </table:table-cell>
          <table:table-cell table:formula="of:=[.F4]/[.F31]" office:value-type="float" office:value="1.93680233647202" calcext:value-type="float">
            <text:p>1.93680233647202</text:p>
          </table:table-cell>
          <table:table-cell table:formula="of:=[.G4]/[.G31]" office:value-type="float" office:value="1.76896804386877" calcext:value-type="float">
            <text:p>1.76896804386877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12045" calcext:value-type="float">
            <text:p>0.012045</text:p>
          </table:table-cell>
          <table:table-cell office:value-type="float" office:value="0.030301" calcext:value-type="float">
            <text:p>0.030301</text:p>
          </table:table-cell>
          <table:table-cell office:value-type="float" office:value="0.153195" calcext:value-type="float">
            <text:p>0.153195</text:p>
          </table:table-cell>
          <table:table-cell office:value-type="float" office:value="0.285288" calcext:value-type="float">
            <text:p>0.285288</text:p>
          </table:table-cell>
          <table:table-cell office:value-type="float" office:value="0.479422" calcext:value-type="float">
            <text:p>0.479422</text:p>
          </table:table-cell>
          <table:table-cell/>
          <table:table-cell office:value-type="string" calcext:value-type="string">
            <text:p>4 Threads</text:p>
          </table:table-cell>
          <table:table-cell table:formula="of:=[.B4]/[.B32]" office:value-type="float" office:value="1.72126865671642" calcext:value-type="float">
            <text:p>1.72126865671642</text:p>
          </table:table-cell>
          <table:table-cell table:formula="of:=[.C4]/[.C32]" office:value-type="float" office:value="2.31398920713989" calcext:value-type="float">
            <text:p>2.31398920713989</text:p>
          </table:table-cell>
          <table:table-cell table:formula="of:=[.D4]/[.D32]" office:value-type="float" office:value="1.90963994587637" calcext:value-type="float">
            <text:p>1.90963994587637</text:p>
          </table:table-cell>
          <table:table-cell table:formula="of:=[.E4]/[.E32]" office:value-type="float" office:value="2.19114853617938" calcext:value-type="float">
            <text:p>2.19114853617938</text:p>
          </table:table-cell>
          <table:table-cell table:formula="of:=[.F4]/[.F32]" office:value-type="float" office:value="2.57323126104147" calcext:value-type="float">
            <text:p>2.57323126104147</text:p>
          </table:table-cell>
          <table:table-cell table:formula="of:=[.G4]/[.G32]" office:value-type="float" office:value="3.12215542882888" calcext:value-type="float">
            <text:p>3.12215542882888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11948" calcext:value-type="float">
            <text:p>0.11948</text:p>
          </table:table-cell>
          <table:table-cell office:value-type="float" office:value="0.028402" calcext:value-type="float">
            <text:p>0.028402</text:p>
          </table:table-cell>
          <table:table-cell office:value-type="float" office:value="0.178572" calcext:value-type="float">
            <text:p>0.178572</text:p>
          </table:table-cell>
          <table:table-cell office:value-type="float" office:value="0.310648" calcext:value-type="float">
            <text:p>0.310648</text:p>
          </table:table-cell>
          <table:table-cell office:value-type="float" office:value="0.687922" calcext:value-type="float">
            <text:p>0.687922</text:p>
          </table:table-cell>
          <table:table-cell/>
          <table:table-cell office:value-type="string" calcext:value-type="string">
            <text:p>8 Threads</text:p>
          </table:table-cell>
          <table:table-cell table:formula="of:=[.B4]/[.B33]" office:value-type="float" office:value="1.50998363338789" calcext:value-type="float">
            <text:p>1.50998363338789</text:p>
          </table:table-cell>
          <table:table-cell table:formula="of:=[.C4]/[.C33]" office:value-type="float" office:value="0.233277535989287" calcext:value-type="float">
            <text:p>0.233277535989287</text:p>
          </table:table-cell>
          <table:table-cell table:formula="of:=[.D4]/[.D33]" office:value-type="float" office:value="2.03732131540032" calcext:value-type="float">
            <text:p>2.03732131540032</text:p>
          </table:table-cell>
          <table:table-cell table:formula="of:=[.E4]/[.E33]" office:value-type="float" office:value="1.87976278475909" calcext:value-type="float">
            <text:p>1.87976278475909</text:p>
          </table:table-cell>
          <table:table-cell table:formula="of:=[.F4]/[.F33]" office:value-type="float" office:value="2.36316345188123" calcext:value-type="float">
            <text:p>2.36316345188123</text:p>
          </table:table-cell>
          <table:table-cell table:formula="of:=[.G4]/[.G33]" office:value-type="float" office:value="2.17587168312687" calcext:value-type="float">
            <text:p>2.1758716831268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pi rsps (1 node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string" calcext:value-type="string">
            <text:p>mpi rsps (1 node) speedu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0032495" calcext:value-type="float">
            <text:p>0.0032495</text:p>
          </table:table-cell>
          <table:table-cell office:value-type="float" office:value="0.047231" calcext:value-type="float">
            <text:p>0.047231</text:p>
          </table:table-cell>
          <table:table-cell office:value-type="float" office:value="0.062721" calcext:value-type="float">
            <text:p>0.062721</text:p>
          </table:table-cell>
          <table:table-cell office:value-type="float" office:value="0.227414" calcext:value-type="float">
            <text:p>0.227414</text:p>
          </table:table-cell>
          <table:table-cell office:value-type="float" office:value="0.495786" calcext:value-type="float">
            <text:p>0.495786</text:p>
          </table:table-cell>
          <table:table-cell office:value-type="float" office:value="1.016943" calcext:value-type="float">
            <text:p>1.016943</text:p>
          </table:table-cell>
          <table:table-cell/>
          <table:table-cell office:value-type="string" calcext:value-type="string">
            <text:p>2 Threads</text:p>
          </table:table-cell>
          <table:table-cell table:formula="of:=[.B4]/[.B37]" office:value-type="float" office:value="1.41960301584859" calcext:value-type="float">
            <text:p>1.41960301584859</text:p>
          </table:table-cell>
          <table:table-cell table:formula="of:=[.C4]/[.C37]" office:value-type="float" office:value="0.590120895174779" calcext:value-type="float">
            <text:p>0.590120895174779</text:p>
          </table:table-cell>
          <table:table-cell table:formula="of:=[.D4]/[.D37]" office:value-type="float" office:value="0.922561821399531" calcext:value-type="float">
            <text:p>0.922561821399531</text:p>
          </table:table-cell>
          <table:table-cell table:formula="of:=[.E4]/[.E37]" office:value-type="float" office:value="1.47604369124152" calcext:value-type="float">
            <text:p>1.47604369124152</text:p>
          </table:table-cell>
          <table:table-cell table:formula="of:=[.F4]/[.F37]" office:value-type="float" office:value="1.48070336798538" calcext:value-type="float">
            <text:p>1.48070336798538</text:p>
          </table:table-cell>
          <table:table-cell table:formula="of:=[.G4]/[.G37]" office:value-type="float" office:value="1.47189173827835" calcext:value-type="float">
            <text:p>1.47189173827835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0.004126" calcext:value-type="float">
            <text:p>0.00412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0.063726" calcext:value-type="float">
            <text:p>0.063726</text:p>
          </table:table-cell>
          <table:table-cell office:value-type="float" office:value="0.130275" calcext:value-type="float">
            <text:p>0.130275</text:p>
          </table:table-cell>
          <table:table-cell office:value-type="float" office:value="0.275307" calcext:value-type="float">
            <text:p>0.275307</text:p>
          </table:table-cell>
          <table:table-cell/>
          <table:table-cell office:value-type="string" calcext:value-type="string">
            <text:p>4 Threads</text:p>
          </table:table-cell>
          <table:table-cell table:formula="of:=[.B4]/[.B38]" office:value-type="float" office:value="0.976916560779331" calcext:value-type="float">
            <text:p>0.976916560779331</text:p>
          </table:table-cell>
          <table:table-cell table:formula="of:=[.C4]/[.C38]" office:value-type="float" office:value="6.75521085797382" calcext:value-type="float">
            <text:p>6.75521085797382</text:p>
          </table:table-cell>
          <table:table-cell table:formula="of:=[.D4]/[.D38]" office:value-type="float" office:value="5.73308233429109" calcext:value-type="float">
            <text:p>5.73308233429109</text:p>
          </table:table-cell>
          <table:table-cell table:formula="of:=[.E4]/[.E38]" office:value-type="float" office:value="5.26744186046512" calcext:value-type="float">
            <text:p>5.26744186046512</text:p>
          </table:table-cell>
          <table:table-cell table:formula="of:=[.F4]/[.F38]" office:value-type="float" office:value="5.63509499136442" calcext:value-type="float">
            <text:p>5.63509499136442</text:p>
          </table:table-cell>
          <table:table-cell table:formula="of:=[.G4]/[.G38]" office:value-type="float" office:value="5.4369485701417" calcext:value-type="float">
            <text:p>5.4369485701417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3256" calcext:value-type="float">
            <text:p>0.003256</text:p>
          </table:table-cell>
          <table:table-cell office:value-type="float" office:value="0.006771" calcext:value-type="float">
            <text:p>0.006771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0.077626" calcext:value-type="float">
            <text:p>0.077626</text:p>
          </table:table-cell>
          <table:table-cell office:value-type="float" office:value="0.156109" calcext:value-type="float">
            <text:p>0.156109</text:p>
          </table:table-cell>
          <table:table-cell/>
          <table:table-cell office:value-type="string" calcext:value-type="string">
            <text:p>8 Threads</text:p>
          </table:table-cell>
          <table:table-cell table:formula="of:=[.B4]/[.B39]" office:value-type="float" office:value="0.556991064960155" calcext:value-type="float">
            <text:p>0.556991064960155</text:p>
          </table:table-cell>
          <table:table-cell table:formula="of:=[.C4]/[.C39]" office:value-type="float" office:value="8.56019656019656" calcext:value-type="float">
            <text:p>8.56019656019656</text:p>
          </table:table-cell>
          <table:table-cell table:formula="of:=[.D4]/[.D39]" office:value-type="float" office:value="8.54585733274258" calcext:value-type="float">
            <text:p>8.54585733274258</text:p>
          </table:table-cell>
          <table:table-cell table:formula="of:=[.E4]/[.E39]" office:value-type="float" office:value="8.80892772791686" calcext:value-type="float">
            <text:p>8.80892772791686</text:p>
          </table:table-cell>
          <table:table-cell table:formula="of:=[.F4]/[.F39]" office:value-type="float" office:value="9.45703759049803" calcext:value-type="float">
            <text:p>9.45703759049803</text:p>
          </table:table-cell>
          <table:table-cell table:formula="of:=[.G4]/[.G39]" office:value-type="float" office:value="9.58836454016104" calcext:value-type="float">
            <text:p>9.5883645401610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pi rsps (2 node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string" calcext:value-type="string">
            <text:p>mpi rsps(2 node) speedu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080903" calcext:value-type="float">
            <text:p>0.080903</text:p>
          </table:table-cell>
          <table:table-cell office:value-type="float" office:value="0.021801" calcext:value-type="float">
            <text:p>0.021801</text:p>
          </table:table-cell>
          <table:table-cell office:value-type="float" office:value="0.047458" calcext:value-type="float">
            <text:p>0.047458</text:p>
          </table:table-cell>
          <table:table-cell office:value-type="float" office:value="0.240939" calcext:value-type="float">
            <text:p>0.240939</text:p>
          </table:table-cell>
          <table:table-cell office:value-type="float" office:value="0.480757" calcext:value-type="float">
            <text:p>0.480757</text:p>
          </table:table-cell>
          <table:table-cell office:value-type="float" office:value="0.999067" calcext:value-type="float">
            <text:p>0.999067</text:p>
          </table:table-cell>
          <table:table-cell/>
          <table:table-cell office:value-type="string" calcext:value-type="string">
            <text:p>2 Threads</text:p>
          </table:table-cell>
          <table:table-cell table:formula="of:=[.B4]/[.B43]" office:value-type="float" office:value="0.0570188991755559" calcext:value-type="float">
            <text:p>0.057018899175556</text:p>
          </table:table-cell>
          <table:table-cell table:formula="of:=[.C4]/[.C43]" office:value-type="float" office:value="1.27847346451998" calcext:value-type="float">
            <text:p>1.27847346451998</text:p>
          </table:table-cell>
          <table:table-cell table:formula="of:=[.D4]/[.D43]" office:value-type="float" office:value="1.21926756289772" calcext:value-type="float">
            <text:p>1.21926756289772</text:p>
          </table:table-cell>
          <table:table-cell table:formula="of:=[.E4]/[.E43]" office:value-type="float" office:value="1.39318665720369" calcext:value-type="float">
            <text:p>1.39318665720369</text:p>
          </table:table-cell>
          <table:table-cell table:formula="of:=[.F4]/[.F43]" office:value-type="float" office:value="1.52699180667156" calcext:value-type="float">
            <text:p>1.52699180667156</text:p>
          </table:table-cell>
          <table:table-cell table:formula="of:=[.G4]/[.G43]" office:value-type="float" office:value="1.49822784658086" calcext:value-type="float">
            <text:p>1.49822784658086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051475" calcext:value-type="float">
            <text:p>0.051475</text:p>
          </table:table-cell>
          <table:table-cell office:value-type="float" office:value="0.004179" calcext:value-type="float">
            <text:p>0.004179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.060996" calcext:value-type="float">
            <text:p>0.060996</text:p>
          </table:table-cell>
          <table:table-cell office:value-type="float" office:value="0.129287" calcext:value-type="float">
            <text:p>0.129287</text:p>
          </table:table-cell>
          <table:table-cell office:value-type="float" office:value="0.281503" calcext:value-type="float">
            <text:p>0.281503</text:p>
          </table:table-cell>
          <table:table-cell/>
          <table:table-cell office:value-type="string" calcext:value-type="string">
            <text:p>4 Threads</text:p>
          </table:table-cell>
          <table:table-cell table:formula="of:=[.B4]/[.B44]" office:value-type="float" office:value="0.0896163186012628" calcext:value-type="float">
            <text:p>0.089616318601263</text:p>
          </table:table-cell>
          <table:table-cell table:formula="of:=[.C4]/[.C44]" office:value-type="float" office:value="6.6695381670256" calcext:value-type="float">
            <text:p>6.6695381670256</text:p>
          </table:table-cell>
          <table:table-cell table:formula="of:=[.D4]/[.D44]" office:value-type="float" office:value="6.19528907922912" calcext:value-type="float">
            <text:p>6.19528907922912</text:p>
          </table:table-cell>
          <table:table-cell table:formula="of:=[.E4]/[.E44]" office:value-type="float" office:value="5.50319693094629" calcext:value-type="float">
            <text:p>5.50319693094629</text:p>
          </table:table-cell>
          <table:table-cell table:formula="of:=[.F4]/[.F44]" office:value-type="float" office:value="5.6781578967723" calcext:value-type="float">
            <text:p>5.6781578967723</text:p>
          </table:table-cell>
          <table:table-cell table:formula="of:=[.G4]/[.G44]" office:value-type="float" office:value="5.31727903432645" calcext:value-type="float">
            <text:p>5.31727903432645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0.013954" calcext:value-type="float">
            <text:p>0.013954</text:p>
          </table:table-cell>
          <table:table-cell office:value-type="float" office:value="0.034098" calcext:value-type="float">
            <text:p>0.034098</text:p>
          </table:table-cell>
          <table:table-cell office:value-type="float" office:value="0.183844" calcext:value-type="float">
            <text:p>0.183844</text:p>
          </table:table-cell>
          <table:table-cell office:value-type="float" office:value="0.304236" calcext:value-type="float">
            <text:p>0.304236</text:p>
          </table:table-cell>
          <table:table-cell office:value-type="float" office:value="0.709426" calcext:value-type="float">
            <text:p>0.709426</text:p>
          </table:table-cell>
          <table:table-cell/>
          <table:table-cell office:value-type="string" calcext:value-type="string">
            <text:p>8 Threads</text:p>
          </table:table-cell>
          <table:table-cell table:formula="of:=[.B4]/[.B45]" office:value-type="float" office:value="1.36317966903073" calcext:value-type="float">
            <text:p>1.36317966903073</text:p>
          </table:table-cell>
          <table:table-cell table:formula="of:=[.C4]/[.C45]" office:value-type="float" office:value="1.99742009459653" calcext:value-type="float">
            <text:p>1.99742009459653</text:p>
          </table:table-cell>
          <table:table-cell table:formula="of:=[.D4]/[.D45]" office:value-type="float" office:value="1.69699102586662" calcext:value-type="float">
            <text:p>1.69699102586662</text:p>
          </table:table-cell>
          <table:table-cell table:formula="of:=[.E4]/[.E45]" office:value-type="float" office:value="1.82585779247623" calcext:value-type="float">
            <text:p>1.82585779247623</text:p>
          </table:table-cell>
          <table:table-cell table:formula="of:=[.F4]/[.F45]" office:value-type="float" office:value="2.41296887942255" calcext:value-type="float">
            <text:p>2.41296887942255</text:p>
          </table:table-cell>
          <table:table-cell table:formula="of:=[.G4]/[.G45]" office:value-type="float" office:value="2.10991703151562" calcext:value-type="float">
            <text:p>2.1099170315156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pi rsps (4 nodes)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string" calcext:value-type="string">
            <text:p>mpi rsps (4 node) speedup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101933" calcext:value-type="float">
            <text:p>0.101933</text:p>
          </table:table-cell>
          <table:table-cell office:value-type="float" office:value="0.018784" calcext:value-type="float">
            <text:p>0.018784</text:p>
          </table:table-cell>
          <table:table-cell office:value-type="float" office:value="0.053096" calcext:value-type="float">
            <text:p>0.053096</text:p>
          </table:table-cell>
          <table:table-cell office:value-type="float" office:value="0.311874" calcext:value-type="float">
            <text:p>0.311874</text:p>
          </table:table-cell>
          <table:table-cell office:value-type="float" office:value="0.652874" calcext:value-type="float">
            <text:p>0.652874</text:p>
          </table:table-cell>
          <table:table-cell office:value-type="float" office:value="1.341978" calcext:value-type="float">
            <text:p>1.341978</text:p>
          </table:table-cell>
          <table:table-cell/>
          <table:table-cell office:value-type="string" calcext:value-type="string">
            <text:p>2 Threads</text:p>
          </table:table-cell>
          <table:table-cell table:formula="of:=[.B4]/[.B49]" office:value-type="float" office:value="0.045255216661925" calcext:value-type="float">
            <text:p>0.045255216661925</text:p>
          </table:table-cell>
          <table:table-cell table:formula="of:=[.C4]/[.C49]" office:value-type="float" office:value="1.48381601362862" calcext:value-type="float">
            <text:p>1.48381601362862</text:p>
          </table:table-cell>
          <table:table-cell table:formula="of:=[.D4]/[.D49]" office:value-type="float" office:value="1.08979960825674" calcext:value-type="float">
            <text:p>1.08979960825674</text:p>
          </table:table-cell>
          <table:table-cell table:formula="of:=[.E4]/[.E49]" office:value-type="float" office:value="1.07630966351796" calcext:value-type="float">
            <text:p>1.07630966351796</text:p>
          </table:table-cell>
          <table:table-cell table:formula="of:=[.F4]/[.F49]" office:value-type="float" office:value="1.12443136041564" calcext:value-type="float">
            <text:p>1.12443136041564</text:p>
          </table:table-cell>
          <table:table-cell table:formula="of:=[.G4]/[.G49]" office:value-type="float" office:value="1.11539086333755" calcext:value-type="float">
            <text:p>1.11539086333755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034217" calcext:value-type="float">
            <text:p>0.034217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8075" calcext:value-type="float">
            <text:p>0.008075</text:p>
          </table:table-cell>
          <table:table-cell office:value-type="float" office:value="0.061264" calcext:value-type="float">
            <text:p>0.061264</text:p>
          </table:table-cell>
          <table:table-cell office:value-type="float" office:value="0.128281" calcext:value-type="float">
            <text:p>0.128281</text:p>
          </table:table-cell>
          <table:table-cell office:value-type="float" office:value="0.268748" calcext:value-type="float">
            <text:p>0.268748</text:p>
          </table:table-cell>
          <table:table-cell/>
          <table:table-cell office:value-type="string" calcext:value-type="string">
            <text:p>4 Threads</text:p>
          </table:table-cell>
          <table:table-cell table:formula="of:=[.B4]/[.B50]" office:value-type="float" office:value="0.134816027121022" calcext:value-type="float">
            <text:p>0.134816027121022</text:p>
          </table:table-cell>
          <table:table-cell table:formula="of:=[.C4]/[.C50]" office:value-type="float" office:value="7.01888693024427" calcext:value-type="float">
            <text:p>7.01888693024427</text:p>
          </table:table-cell>
          <table:table-cell table:formula="of:=[.D4]/[.D50]" office:value-type="float" office:value="7.16582043343653" calcext:value-type="float">
            <text:p>7.16582043343653</text:p>
          </table:table-cell>
          <table:table-cell table:formula="of:=[.E4]/[.E50]" office:value-type="float" office:value="5.47912313920084" calcext:value-type="float">
            <text:p>5.47912313920084</text:p>
          </table:table-cell>
          <table:table-cell table:formula="of:=[.F4]/[.F50]" office:value-type="float" office:value="5.72268691388436" calcext:value-type="float">
            <text:p>5.72268691388436</text:p>
          </table:table-cell>
          <table:table-cell table:formula="of:=[.G4]/[.G50]" office:value-type="float" office:value="5.5696414484945" calcext:value-type="float">
            <text:p>5.5696414484945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059968" calcext:value-type="float">
            <text:p>0.059968</text:p>
          </table:table-cell>
          <table:table-cell office:value-type="float" office:value="0.002833" calcext:value-type="float">
            <text:p>0.002833</text:p>
          </table:table-cell>
          <table:table-cell office:value-type="float" office:value="0.006465" calcext:value-type="float">
            <text:p>0.006465</text:p>
          </table:table-cell>
          <table:table-cell office:value-type="float" office:value="0.039656" calcext:value-type="float">
            <text:p>0.039656</text:p>
          </table:table-cell>
          <table:table-cell office:value-type="float" office:value="0.072962" calcext:value-type="float">
            <text:p>0.072962</text:p>
          </table:table-cell>
          <table:table-cell office:value-type="float" office:value="0.15036" calcext:value-type="float">
            <text:p>0.15036</text:p>
          </table:table-cell>
          <table:table-cell/>
          <table:table-cell office:value-type="string" calcext:value-type="string">
            <text:p>8 Threads</text:p>
          </table:table-cell>
          <table:table-cell table:formula="of:=[.B4]/[.B51]" office:value-type="float" office:value="0.0769243596584845" calcext:value-type="float">
            <text:p>0.076924359658485</text:p>
          </table:table-cell>
          <table:table-cell table:formula="of:=[.C4]/[.C51]" office:value-type="float" office:value="9.83833392163784" calcext:value-type="float">
            <text:p>9.83833392163784</text:p>
          </table:table-cell>
          <table:table-cell table:formula="of:=[.D4]/[.D51]" office:value-type="float" office:value="8.95034802784223" calcext:value-type="float">
            <text:p>8.95034802784223</text:p>
          </table:table-cell>
          <table:table-cell table:formula="of:=[.E4]/[.E51]" office:value-type="float" office:value="8.46462073834981" calcext:value-type="float">
            <text:p>8.46462073834981</text:p>
          </table:table-cell>
          <table:table-cell table:formula="of:=[.F4]/[.F51]" office:value-type="float" office:value="10.0615662947836" calcext:value-type="float">
            <text:p>10.0615662947836</text:p>
          </table:table-cell>
          <table:table-cell table:formula="of:=[.G4]/[.G51]" office:value-type="float" office:value="9.9549747273211" calcext:value-type="float">
            <text:p>9.9549747273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5:01:22.425819913</meta:creation-date>
    <dc:date>2019-05-31T00:03:31.408090647</dc:date>
    <meta:editing-duration>PT5M36S</meta:editing-duration>
    <meta:editing-cycles>2</meta:editing-cycles>
    <meta:generator>LibreOffice/6.0.7.3$Linux_X86_64 LibreOffice_project/00m0$Build-3</meta:generator>
    <meta:document-statistic meta:table-count="1" meta:cell-count="4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9cm" svg:height="12.192cm" xlink:href=".." xlink:type="simple" chart:class="chart:scatter" chart:style-name="ch1">
        <chart:title svg:x="8.595cm" svg:y="0.379cm" chart:style-name="ch2">
          <text:p>Parallel Speedup</text:p>
        </chart:title>
        <chart:subtitle svg:x="8.674cm" svg:y="1.401cm" chart:style-name="ch3">
          <text:p>2 Threads, 1 Node</text:p>
        </chart:subtitle>
        <chart:legend chart:legend-position="end" svg:x="17.838cm" svg:y="5.05cm" style:legend-expansion="high" chart:style-name="ch4"/>
        <chart:plot-area chart:style-name="ch5" table:cell-range-address="Sheet1.J7:Sheet1.O8 Sheet1.J14:Sheet1.O14 Sheet1.J20:Sheet1.O20 Sheet1.J37:Sheet1.O37" chart:data-source-has-labels="row" svg:x="1.424cm" svg:y="2.327cm" svg:width="16.001cm" svg:height="8.641cm">
          <chartooo:coordinate-region svg:x="2.151cm" svg:y="2.526cm" svg:width="14.624cm" svg:height="7.795cm"/>
          <chart:axis chart:dimension="x" chart:name="primary-x" chart:style-name="ch6">
            <chart:title svg:x="8.626cm" svg:y="11.211cm" chart:style-name="ch7">
              <text:p>Array Size</text:p>
            </chart:title>
          </chart:axis>
          <chart:axis chart:dimension="y" chart:name="primary-y" chart:style-name="ch6">
            <chart:title svg:x="0.451cm" svg:y="7.366cm" chart:style-name="ch8">
              <text:p>Speedup</text:p>
            </chart:title>
            <chart:grid chart:style-name="ch9" chart:class="major"/>
          </chart:axis>
          <chart:series chart:style-name="ch10" chart:values-cell-range-address="Sheet1.J8:Sheet1.O8" loext:label-string="omp_qs" chart:class="chart:scatter">
            <chart:domain table:cell-range-address="Sheet1.J7:Sheet1.O7"/>
            <chart:data-point chart:repeated="6"/>
          </chart:series>
          <chart:series chart:style-name="ch11" chart:values-cell-range-address="Sheet1.J14:Sheet1.O14" loext:label-string="omp_rsps" chart:class="chart:scatter">
            <chart:domain table:cell-range-address="Sheet1.J13:Sheet1.O13"/>
            <chart:data-point chart:repeated="6"/>
          </chart:series>
          <chart:series chart:style-name="ch12" chart:values-cell-range-address="Sheet1.J20:Sheet1.O20" loext:label-string="mpi_qs" chart:class="chart:scatter">
            <chart:domain table:cell-range-address="Sheet1.J19:Sheet1.O19"/>
            <chart:data-point chart:repeated="6"/>
          </chart:series>
          <chart:series chart:style-name="ch13" chart:values-cell-range-address="Sheet1.J37:Sheet1.O37" loext:label-string="mpi_rsps" chart:class="chart:scatter">
            <chart:domain table:cell-range-address="Sheet1.J36:Sheet1.O36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7</text:p>
              </table:table-cell>
              <table:table-cell office:value-type="string">
                <text:p>omp_qs</text:p>
              </table:table-cell>
              <table:table-cell office:value-type="string">
                <text:p>Row 13</text:p>
              </table:table-cell>
              <table:table-cell office:value-type="string">
                <text:p>omp_rsps</text:p>
              </table:table-cell>
              <table:table-cell office:value-type="string">
                <text:p>Row 19</text:p>
              </table:table-cell>
              <table:table-cell office:value-type="string">
                <text:p>mpi_qs</text:p>
              </table:table-cell>
              <table:table-cell office:value-type="string">
                <text:p>Row 36</text:p>
              </table:table-cell>
              <table:table-cell office:value-type="string">
                <text:p>mpi_rs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J7:Sheet1.O7</svg:desc>
                </draw:g>
              </table:table-cell>
              <table:table-cell office:value-type="float" office:value="0.454124827721993">
                <text:p>0.454124827721993</text:p>
                <draw:g>
                  <svg:desc>Sheet1.J8:Sheet1.O8</svg:desc>
                </draw:g>
              </table:table-cell>
              <table:table-cell office:value-type="float" office:value="10000">
                <text:p>10000</text:p>
                <draw:g>
                  <svg:desc>Sheet1.J13:Sheet1.O13</svg:desc>
                </draw:g>
              </table:table-cell>
              <table:table-cell office:value-type="float" office:value="0.48177545691906">
                <text:p>0.48177545691906</text:p>
                <draw:g>
                  <svg:desc>Sheet1.J14:Sheet1.O14</svg:desc>
                </draw:g>
              </table:table-cell>
              <table:table-cell office:value-type="float" office:value="10000">
                <text:p>10000</text:p>
                <draw:g>
                  <svg:desc>Sheet1.J19:Sheet1.O19</svg:desc>
                </draw:g>
              </table:table-cell>
              <table:table-cell office:value-type="float" office:value="1.18922402681103">
                <text:p>1.18922402681103</text:p>
                <draw:g>
                  <svg:desc>Sheet1.J20:Sheet1.O20</svg:desc>
                </draw:g>
              </table:table-cell>
              <table:table-cell office:value-type="float" office:value="10000">
                <text:p>10000</text:p>
                <draw:g>
                  <svg:desc>Sheet1.J36:Sheet1.O36</svg:desc>
                </draw:g>
              </table:table-cell>
              <table:table-cell office:value-type="float" office:value="1.41960301584859">
                <text:p>1.41960301584859</text:p>
                <draw:g>
                  <svg:desc>Sheet1.J37:Sheet1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72409851397693">
                <text:p>0.72409851397693</text:p>
              </table:table-cell>
              <table:table-cell office:value-type="float" office:value="50000">
                <text:p>50000</text:p>
              </table:table-cell>
              <table:table-cell office:value-type="float" office:value="1.70690183109805">
                <text:p>1.70690183109805</text:p>
              </table:table-cell>
              <table:table-cell office:value-type="float" office:value="50000">
                <text:p>50000</text:p>
              </table:table-cell>
              <table:table-cell office:value-type="float" office:value="0.516368082701892">
                <text:p>0.516368082701892</text:p>
              </table:table-cell>
              <table:table-cell office:value-type="float" office:value="50000">
                <text:p>50000</text:p>
              </table:table-cell>
              <table:table-cell office:value-type="float" office:value="0.590120895174779">
                <text:p>0.590120895174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780437802624658">
                <text:p>0.780437802624658</text:p>
              </table:table-cell>
              <table:table-cell office:value-type="float" office:value="100000">
                <text:p>100000</text:p>
              </table:table-cell>
              <table:table-cell office:value-type="float" office:value="1.06744391971665">
                <text:p>1.06744391971665</text:p>
              </table:table-cell>
              <table:table-cell office:value-type="float" office:value="100000">
                <text:p>100000</text:p>
              </table:table-cell>
              <table:table-cell office:value-type="float" office:value="0.689357747888348">
                <text:p>0.689357747888348</text:p>
              </table:table-cell>
              <table:table-cell office:value-type="float" office:value="100000">
                <text:p>100000</text:p>
              </table:table-cell>
              <table:table-cell office:value-type="float" office:value="0.922561821399531">
                <text:p>0.922561821399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1.01721865141777">
                <text:p>1.01721865141777</text:p>
              </table:table-cell>
              <table:table-cell office:value-type="float" office:value="500000">
                <text:p>500000</text:p>
              </table:table-cell>
              <table:table-cell office:value-type="float" office:value="1.87673599463267">
                <text:p>1.87673599463267</text:p>
              </table:table-cell>
              <table:table-cell office:value-type="float" office:value="500000">
                <text:p>500000</text:p>
              </table:table-cell>
              <table:table-cell office:value-type="float" office:value="0.712246015175434">
                <text:p>0.712246015175434</text:p>
              </table:table-cell>
              <table:table-cell office:value-type="float" office:value="500000">
                <text:p>500000</text:p>
              </table:table-cell>
              <table:table-cell office:value-type="float" office:value="1.47604369124152">
                <text:p>1.47604369124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.01267163820859">
                <text:p>1.01267163820859</text:p>
              </table:table-cell>
              <table:table-cell office:value-type="float" office:value="1000000">
                <text:p>1000000</text:p>
              </table:table-cell>
              <table:table-cell office:value-type="float" office:value="2.21193357980276">
                <text:p>2.21193357980276</text:p>
              </table:table-cell>
              <table:table-cell office:value-type="float" office:value="1000000">
                <text:p>1000000</text:p>
              </table:table-cell>
              <table:table-cell office:value-type="float" office:value="0.98102657989336">
                <text:p>0.98102657989336</text:p>
              </table:table-cell>
              <table:table-cell office:value-type="float" office:value="1000000">
                <text:p>1000000</text:p>
              </table:table-cell>
              <table:table-cell office:value-type="float" office:value="1.48070336798538">
                <text:p>1.48070336798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1.01604198216532">
                <text:p>1.01604198216532</text:p>
              </table:table-cell>
              <table:table-cell office:value-type="float" office:value="2000000">
                <text:p>2000000</text:p>
              </table:table-cell>
              <table:table-cell office:value-type="float" office:value="2.06340060020485">
                <text:p>2.06340060020485</text:p>
              </table:table-cell>
              <table:table-cell office:value-type="float" office:value="2000000">
                <text:p>2000000</text:p>
              </table:table-cell>
              <table:table-cell office:value-type="float" office:value="0.905767678393566">
                <text:p>0.905767678393566</text:p>
              </table:table-cell>
              <table:table-cell office:value-type="float" office:value="2000000">
                <text:p>2000000</text:p>
              </table:table-cell>
              <table:table-cell office:value-type="float" office:value="1.47189173827835">
                <text:p>1.47189173827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89cm" svg:height="11.767cm" xlink:href=".." xlink:type="simple" chart:class="chart:scatter" chart:style-name="ch1">
        <chart:title svg:x="8.044cm" svg:y="0.371cm" chart:style-name="ch2">
          <text:p>Parallel Speedup</text:p>
        </chart:title>
        <chart:subtitle svg:x="8.123cm" svg:y="1.385cm" chart:style-name="ch3">
          <text:p>4 Threads, 1 Node</text:p>
        </chart:subtitle>
        <chart:legend chart:legend-position="end" svg:x="16.737cm" svg:y="4.837cm" style:legend-expansion="high" chart:style-name="ch4"/>
        <chart:plot-area chart:style-name="ch5" table:cell-range-address="Sheet1.J7:Sheet1.O7 Sheet1.J9:Sheet1.O9 Sheet1.J15:Sheet1.O15 Sheet1.J21:Sheet1.O21 Sheet1.J38:Sheet1.O38" chart:data-source-has-labels="row" svg:x="1.402cm" svg:y="2.303cm" svg:width="14.944cm" svg:height="8.248cm">
          <chartooo:coordinate-region svg:x="1.838cm" svg:y="2.503cm" svg:width="13.858cm" svg:height="7.401cm"/>
          <chart:axis chart:dimension="x" chart:name="primary-x" chart:style-name="ch6">
            <chart:title svg:x="8.076cm" svg:y="10.786cm" chart:style-name="ch7">
              <text:p>Array Size</text:p>
            </chart:title>
          </chart:axis>
          <chart:axis chart:dimension="y" chart:name="primary-y" chart:style-name="ch6">
            <chart:title svg:x="0.451cm" svg:y="7.146cm" chart:style-name="ch8">
              <text:p>Speedup</text:p>
            </chart:title>
            <chart:grid chart:style-name="ch9" chart:class="major"/>
          </chart:axis>
          <chart:series chart:style-name="ch10" chart:values-cell-range-address="Sheet1.J9:Sheet1.O9" loext:label-string="omp_qs" chart:class="chart:scatter">
            <chart:domain table:cell-range-address="Sheet1.J7:Sheet1.O7"/>
            <chart:data-point chart:repeated="6"/>
          </chart:series>
          <chart:series chart:style-name="ch11" chart:values-cell-range-address="Sheet1.J15:Sheet1.O15" loext:label-string="omp_rsps" chart:class="chart:scatter">
            <chart:domain table:cell-range-address="Sheet1.J13:Sheet1.O13"/>
            <chart:data-point chart:repeated="6"/>
          </chart:series>
          <chart:series chart:style-name="ch12" chart:values-cell-range-address="Sheet1.J21:Sheet1.O21" loext:label-string="mpi_qs" chart:class="chart:scatter">
            <chart:domain table:cell-range-address="Sheet1.J19:Sheet1.O19"/>
            <chart:data-point chart:repeated="6"/>
          </chart:series>
          <chart:series chart:style-name="ch13" chart:values-cell-range-address="Sheet1.J38:Sheet1.O38" loext:label-string="mpi_rsps" chart:class="chart:scatter">
            <chart:domain table:cell-range-address="Sheet1.J36:Sheet1.O36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7</text:p>
              </table:table-cell>
              <table:table-cell office:value-type="string">
                <text:p>omp_qs</text:p>
              </table:table-cell>
              <table:table-cell office:value-type="string">
                <text:p>Row 13</text:p>
              </table:table-cell>
              <table:table-cell office:value-type="string">
                <text:p>omp_rsps</text:p>
              </table:table-cell>
              <table:table-cell office:value-type="string">
                <text:p>Row 19</text:p>
              </table:table-cell>
              <table:table-cell office:value-type="string">
                <text:p>mpi_qs</text:p>
              </table:table-cell>
              <table:table-cell office:value-type="string">
                <text:p>Row 36</text:p>
              </table:table-cell>
              <table:table-cell office:value-type="string">
                <text:p>mpi_rs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J7:Sheet1.O7</svg:desc>
                </draw:g>
              </table:table-cell>
              <table:table-cell office:value-type="float" office:value="0.385219206680585">
                <text:p>0.385219206680585</text:p>
                <draw:g>
                  <svg:desc>Sheet1.J9:Sheet1.O9</svg:desc>
                </draw:g>
              </table:table-cell>
              <table:table-cell office:value-type="float" office:value="10000">
                <text:p>10000</text:p>
                <draw:g>
                  <svg:desc>Sheet1.J13:Sheet1.O13</svg:desc>
                </draw:g>
              </table:table-cell>
              <table:table-cell office:value-type="float" office:value="0.682699422820778">
                <text:p>0.682699422820778</text:p>
                <draw:g>
                  <svg:desc>Sheet1.J15:Sheet1.O15</svg:desc>
                </draw:g>
              </table:table-cell>
              <table:table-cell office:value-type="float" office:value="10000">
                <text:p>10000</text:p>
                <draw:g>
                  <svg:desc>Sheet1.J19:Sheet1.O19</svg:desc>
                </draw:g>
              </table:table-cell>
              <table:table-cell office:value-type="float" office:value="1.22751463544439">
                <text:p>1.22751463544439</text:p>
                <draw:g>
                  <svg:desc>Sheet1.J21:Sheet1.O21</svg:desc>
                </draw:g>
              </table:table-cell>
              <table:table-cell office:value-type="float" office:value="10000">
                <text:p>10000</text:p>
                <draw:g>
                  <svg:desc>Sheet1.J36:Sheet1.O36</svg:desc>
                </draw:g>
              </table:table-cell>
              <table:table-cell office:value-type="float" office:value="0.976916560779331">
                <text:p>0.976916560779331</text:p>
                <draw:g>
                  <svg:desc>Sheet1.J38:Sheet1.O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925150197497262">
                <text:p>0.925150197497262</text:p>
              </table:table-cell>
              <table:table-cell office:value-type="float" office:value="50000">
                <text:p>50000</text:p>
              </table:table-cell>
              <table:table-cell office:value-type="float" office:value="3.41811581761546">
                <text:p>3.41811581761546</text:p>
              </table:table-cell>
              <table:table-cell office:value-type="float" office:value="50000">
                <text:p>50000</text:p>
              </table:table-cell>
              <table:table-cell office:value-type="float" office:value="1.35980875250037">
                <text:p>1.35980875250037</text:p>
              </table:table-cell>
              <table:table-cell office:value-type="float" office:value="50000">
                <text:p>50000</text:p>
              </table:table-cell>
              <table:table-cell office:value-type="float" office:value="6.75521085797382">
                <text:p>6.7552108579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13945886337679">
                <text:p>1.13945886337679</text:p>
              </table:table-cell>
              <table:table-cell office:value-type="float" office:value="100000">
                <text:p>100000</text:p>
              </table:table-cell>
              <table:table-cell office:value-type="float" office:value="1.68793209066247">
                <text:p>1.68793209066247</text:p>
              </table:table-cell>
              <table:table-cell office:value-type="float" office:value="100000">
                <text:p>100000</text:p>
              </table:table-cell>
              <table:table-cell office:value-type="float" office:value="1.36652182127338">
                <text:p>1.36652182127338</text:p>
              </table:table-cell>
              <table:table-cell office:value-type="float" office:value="100000">
                <text:p>100000</text:p>
              </table:table-cell>
              <table:table-cell office:value-type="float" office:value="5.73308233429109">
                <text:p>5.73308233429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1.47773316780686">
                <text:p>1.47773316780686</text:p>
              </table:table-cell>
              <table:table-cell office:value-type="float" office:value="500000">
                <text:p>500000</text:p>
              </table:table-cell>
              <table:table-cell office:value-type="float" office:value="4.27647051329418">
                <text:p>4.27647051329418</text:p>
              </table:table-cell>
              <table:table-cell office:value-type="float" office:value="500000">
                <text:p>500000</text:p>
              </table:table-cell>
              <table:table-cell office:value-type="float" office:value="1.53219371918934">
                <text:p>1.53219371918934</text:p>
              </table:table-cell>
              <table:table-cell office:value-type="float" office:value="500000">
                <text:p>500000</text:p>
              </table:table-cell>
              <table:table-cell office:value-type="float" office:value="5.26744186046512">
                <text:p>5.26744186046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.65017566969153">
                <text:p>1.65017566969153</text:p>
              </table:table-cell>
              <table:table-cell office:value-type="float" office:value="1000000">
                <text:p>1000000</text:p>
              </table:table-cell>
              <table:table-cell office:value-type="float" office:value="3.35177288126307">
                <text:p>3.35177288126307</text:p>
              </table:table-cell>
              <table:table-cell office:value-type="float" office:value="1000000">
                <text:p>1000000</text:p>
              </table:table-cell>
              <table:table-cell office:value-type="float" office:value="1.80377260207329">
                <text:p>1.80377260207329</text:p>
              </table:table-cell>
              <table:table-cell office:value-type="float" office:value="1000000">
                <text:p>1000000</text:p>
              </table:table-cell>
              <table:table-cell office:value-type="float" office:value="5.63509499136442">
                <text:p>5.63509499136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1.67653999903675">
                <text:p>1.67653999903675</text:p>
              </table:table-cell>
              <table:table-cell office:value-type="float" office:value="2000000">
                <text:p>2000000</text:p>
              </table:table-cell>
              <table:table-cell office:value-type="float" office:value="3.21225387628092">
                <text:p>3.21225387628092</text:p>
              </table:table-cell>
              <table:table-cell office:value-type="float" office:value="2000000">
                <text:p>2000000</text:p>
              </table:table-cell>
              <table:table-cell office:value-type="float" office:value="2.20528739764212">
                <text:p>2.20528739764212</text:p>
              </table:table-cell>
              <table:table-cell office:value-type="float" office:value="2000000">
                <text:p>2000000</text:p>
              </table:table-cell>
              <table:table-cell office:value-type="float" office:value="5.4369485701417">
                <text:p>5.4369485701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04cm" svg:height="12.485cm" xlink:href=".." xlink:type="simple" chart:class="chart:scatter" chart:style-name="ch1">
        <chart:title svg:x="7.852cm" svg:y="0.385cm" chart:style-name="ch2">
          <text:p>Parallel Speedup</text:p>
        </chart:title>
        <chart:subtitle svg:x="7.931cm" svg:y="1.413cm" chart:style-name="ch3">
          <text:p>8 Threads, 1 Node</text:p>
        </chart:subtitle>
        <chart:legend chart:legend-position="end" svg:x="16.352cm" svg:y="5.196cm" style:legend-expansion="high" chart:style-name="ch4"/>
        <chart:plot-area chart:style-name="ch5" table:cell-range-address="Sheet1.J7:Sheet1.O7 Sheet1.J10:Sheet1.O10 Sheet1.J16:Sheet1.O16 Sheet1.J22:Sheet1.O22 Sheet1.J39:Sheet1.O39" chart:data-source-has-labels="row" svg:x="1.395cm" svg:y="2.345cm" svg:width="14.573cm" svg:height="8.91cm">
          <chartooo:coordinate-region svg:x="1.831cm" svg:y="2.544cm" svg:width="13.302cm" svg:height="8.064cm"/>
          <chart:axis chart:dimension="x" chart:name="primary-x" chart:style-name="ch6">
            <chart:title svg:x="7.883cm" svg:y="11.504cm" chart:style-name="ch7">
              <text:p>Array Size</text:p>
            </chart:title>
          </chart:axis>
          <chart:axis chart:dimension="y" chart:name="primary-y" chart:style-name="ch6">
            <chart:title svg:x="0.451cm" svg:y="7.519cm" chart:style-name="ch8">
              <text:p>Speedup</text:p>
            </chart:title>
            <chart:grid chart:style-name="ch9" chart:class="major"/>
          </chart:axis>
          <chart:series chart:style-name="ch10" chart:values-cell-range-address="Sheet1.J10:Sheet1.O10" loext:label-string="omp_qs" chart:class="chart:scatter">
            <chart:domain table:cell-range-address="Sheet1.J7:Sheet1.O7"/>
            <chart:data-point chart:repeated="6"/>
          </chart:series>
          <chart:series chart:style-name="ch11" chart:values-cell-range-address="Sheet1.J16:Sheet1.O16" loext:label-string="omp_rsps" chart:class="chart:scatter">
            <chart:domain table:cell-range-address="Sheet1.J13:Sheet1.O13"/>
            <chart:data-point chart:repeated="6"/>
          </chart:series>
          <chart:series chart:style-name="ch12" chart:values-cell-range-address="Sheet1.J22:Sheet1.O22" loext:label-string="mpi_qs" chart:class="chart:scatter">
            <chart:domain table:cell-range-address="Sheet1.J19:Sheet1.O19"/>
            <chart:data-point chart:repeated="6"/>
          </chart:series>
          <chart:series chart:style-name="ch13" chart:values-cell-range-address="Sheet1.J39:Sheet1.O39" loext:label-string="mpi_rsps" chart:class="chart:scatter">
            <chart:domain table:cell-range-address="Sheet1.J36:Sheet1.O36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7</text:p>
              </table:table-cell>
              <table:table-cell office:value-type="string">
                <text:p>omp_qs</text:p>
              </table:table-cell>
              <table:table-cell office:value-type="string">
                <text:p>Row 13</text:p>
              </table:table-cell>
              <table:table-cell office:value-type="string">
                <text:p>omp_rsps</text:p>
              </table:table-cell>
              <table:table-cell office:value-type="string">
                <text:p>Row 19</text:p>
              </table:table-cell>
              <table:table-cell office:value-type="string">
                <text:p>mpi_qs</text:p>
              </table:table-cell>
              <table:table-cell office:value-type="string">
                <text:p>Row 36</text:p>
              </table:table-cell>
              <table:table-cell office:value-type="string">
                <text:p>mpi_rs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J7:Sheet1.O7</svg:desc>
                </draw:g>
              </table:table-cell>
              <table:table-cell office:value-type="float" office:value="0.119356257600455">
                <text:p>0.119356257600455</text:p>
                <draw:g>
                  <svg:desc>Sheet1.J10:Sheet1.O10</svg:desc>
                </draw:g>
              </table:table-cell>
              <table:table-cell office:value-type="float" office:value="10000">
                <text:p>10000</text:p>
                <draw:g>
                  <svg:desc>Sheet1.J13:Sheet1.O13</svg:desc>
                </draw:g>
              </table:table-cell>
              <table:table-cell office:value-type="float" office:value="1.7542592029206">
                <text:p>1.7542592029206</text:p>
                <draw:g>
                  <svg:desc>Sheet1.J16:Sheet1.O16</svg:desc>
                </draw:g>
              </table:table-cell>
              <table:table-cell office:value-type="float" office:value="10000">
                <text:p>10000</text:p>
                <draw:g>
                  <svg:desc>Sheet1.J19:Sheet1.O19</svg:desc>
                </draw:g>
              </table:table-cell>
              <table:table-cell office:value-type="float" office:value="1.21171526136065">
                <text:p>1.21171526136065</text:p>
                <draw:g>
                  <svg:desc>Sheet1.J22:Sheet1.O22</svg:desc>
                </draw:g>
              </table:table-cell>
              <table:table-cell office:value-type="float" office:value="10000">
                <text:p>10000</text:p>
                <draw:g>
                  <svg:desc>Sheet1.J36:Sheet1.O36</svg:desc>
                </draw:g>
              </table:table-cell>
              <table:table-cell office:value-type="float" office:value="0.556991064960155">
                <text:p>0.556991064960155</text:p>
                <draw:g>
                  <svg:desc>Sheet1.J39:Sheet1.O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463667820069204">
                <text:p>0.463667820069204</text:p>
              </table:table-cell>
              <table:table-cell office:value-type="float" office:value="50000">
                <text:p>50000</text:p>
              </table:table-cell>
              <table:table-cell office:value-type="float" office:value="0.840429381256784">
                <text:p>0.840429381256784</text:p>
              </table:table-cell>
              <table:table-cell office:value-type="float" office:value="50000">
                <text:p>50000</text:p>
              </table:table-cell>
              <table:table-cell office:value-type="float" office:value="1.41863897796101">
                <text:p>1.41863897796101</text:p>
              </table:table-cell>
              <table:table-cell office:value-type="float" office:value="50000">
                <text:p>50000</text:p>
              </table:table-cell>
              <table:table-cell office:value-type="float" office:value="8.56019656019656">
                <text:p>8.56019656019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790243502724554">
                <text:p>0.790243502724554</text:p>
              </table:table-cell>
              <table:table-cell office:value-type="float" office:value="100000">
                <text:p>100000</text:p>
              </table:table-cell>
              <table:table-cell office:value-type="float" office:value="0.650808111482269">
                <text:p>0.650808111482269</text:p>
              </table:table-cell>
              <table:table-cell office:value-type="float" office:value="100000">
                <text:p>100000</text:p>
              </table:table-cell>
              <table:table-cell office:value-type="float" office:value="1.32345272402909">
                <text:p>1.32345272402909</text:p>
              </table:table-cell>
              <table:table-cell office:value-type="float" office:value="100000">
                <text:p>100000</text:p>
              </table:table-cell>
              <table:table-cell office:value-type="float" office:value="8.54585733274258">
                <text:p>8.54585733274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1.55253944100384">
                <text:p>1.55253944100384</text:p>
              </table:table-cell>
              <table:table-cell office:value-type="float" office:value="500000">
                <text:p>500000</text:p>
              </table:table-cell>
              <table:table-cell office:value-type="float" office:value="3.74865151599754">
                <text:p>3.74865151599754</text:p>
              </table:table-cell>
              <table:table-cell office:value-type="float" office:value="500000">
                <text:p>500000</text:p>
              </table:table-cell>
              <table:table-cell office:value-type="float" office:value="1.36606259894271">
                <text:p>1.36606259894271</text:p>
              </table:table-cell>
              <table:table-cell office:value-type="float" office:value="500000">
                <text:p>500000</text:p>
              </table:table-cell>
              <table:table-cell office:value-type="float" office:value="8.80892772791686">
                <text:p>8.80892772791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.97409330604803">
                <text:p>1.97409330604803</text:p>
              </table:table-cell>
              <table:table-cell office:value-type="float" office:value="1000000">
                <text:p>1000000</text:p>
              </table:table-cell>
              <table:table-cell office:value-type="float" office:value="7.67297622158349">
                <text:p>7.67297622158349</text:p>
              </table:table-cell>
              <table:table-cell office:value-type="float" office:value="1000000">
                <text:p>1000000</text:p>
              </table:table-cell>
              <table:table-cell office:value-type="float" office:value="1.86532573426467">
                <text:p>1.86532573426467</text:p>
              </table:table-cell>
              <table:table-cell office:value-type="float" office:value="1000000">
                <text:p>1000000</text:p>
              </table:table-cell>
              <table:table-cell office:value-type="float" office:value="9.45703759049803">
                <text:p>9.45703759049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2.23913775178201">
                <text:p>2.23913775178201</text:p>
              </table:table-cell>
              <table:table-cell office:value-type="float" office:value="2000000">
                <text:p>2000000</text:p>
              </table:table-cell>
              <table:table-cell office:value-type="float" office:value="9.77879257067075">
                <text:p>9.77879257067075</text:p>
              </table:table-cell>
              <table:table-cell office:value-type="float" office:value="2000000">
                <text:p>2000000</text:p>
              </table:table-cell>
              <table:table-cell office:value-type="float" office:value="1.60977503608155">
                <text:p>1.60977503608155</text:p>
              </table:table-cell>
              <table:table-cell office:value-type="float" office:value="2000000">
                <text:p>2000000</text:p>
              </table:table-cell>
              <table:table-cell office:value-type="float" office:value="9.58836454016104">
                <text:p>9.588364540161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687cm" svg:height="15.009cm" xlink:href=".." xlink:type="simple" chart:class="chart:scatter" chart:style-name="ch1">
        <chart:title svg:x="11.871cm" svg:y="0.436cm" chart:style-name="ch2">
          <text:p>MPI Speedup </text:p>
        </chart:title>
        <chart:subtitle svg:x="12.545cm" svg:y="1.515cm" chart:style-name="ch3">
          <text:p>2 Nodes</text:p>
        </chart:subtitle>
        <chart:legend chart:legend-position="end" svg:x="23.755cm" svg:y="5.96cm" style:legend-expansion="high" chart:style-name="ch4"/>
        <chart:plot-area chart:style-name="ch5" table:cell-range-address="Sheet1.J25:Sheet1.O28 Sheet1.J43:Sheet1.O45" chart:data-source-has-labels="row" svg:x="1.544cm" svg:y="2.498cm" svg:width="21.678cm" svg:height="11.23cm">
          <chartooo:coordinate-region svg:x="1.98cm" svg:y="2.697cm" svg:width="20.407cm" svg:height="10.384cm"/>
          <chart:axis chart:dimension="x" chart:name="primary-x" chart:style-name="ch6">
            <chart:title svg:x="11.585cm" svg:y="14.028cm" chart:style-name="ch7">
              <text:p>Array Size</text:p>
            </chart:title>
          </chart:axis>
          <chart:axis chart:dimension="y" chart:name="primary-y" chart:style-name="ch6">
            <chart:title svg:x="0.451cm" svg:y="8.832cm" chart:style-name="ch8">
              <text:p>Speedup</text:p>
            </chart:title>
            <chart:grid chart:style-name="ch9" chart:class="major"/>
          </chart:axis>
          <chart:series chart:style-name="ch10" chart:values-cell-range-address="Sheet1.J26:Sheet1.O26" loext:label-string="qs_two" chart:class="chart:scatter">
            <chart:domain table:cell-range-address="Sheet1.J25:Sheet1.O25"/>
            <chart:data-point chart:repeated="6"/>
          </chart:series>
          <chart:series chart:style-name="ch11" chart:values-cell-range-address="Sheet1.J27:Sheet1.O27" loext:label-string="qs_four" chart:class="chart:scatter">
            <chart:data-point chart:repeated="6"/>
          </chart:series>
          <chart:series chart:style-name="ch12" chart:values-cell-range-address="Sheet1.J28:Sheet1.O28" loext:label-string="qs_eight" chart:class="chart:scatter">
            <chart:data-point chart:repeated="6"/>
          </chart:series>
          <chart:series chart:style-name="ch13" chart:values-cell-range-address="Sheet1.J43:Sheet1.O43" loext:label-string="rsps_two" chart:class="chart:scatter">
            <chart:domain table:cell-range-address="Sheet1.J42:Sheet1.O42"/>
            <chart:data-point chart:repeated="6"/>
          </chart:series>
          <chart:series chart:style-name="ch14" chart:values-cell-range-address="Sheet1.J44:Sheet1.O44" loext:label-string="rsps_four" chart:class="chart:scatter">
            <chart:domain table:cell-range-address="Sheet1.J42:Sheet1.O42"/>
            <chart:data-point chart:repeated="6"/>
          </chart:series>
          <chart:series chart:style-name="ch15" chart:values-cell-range-address="Sheet1.J45:Sheet1.O45" loext:label-string="rsps_eight" chart:class="chart:scatter">
            <chart:domain table:cell-range-address="Sheet1.J42:Sheet1.O42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5</text:p>
              </table:table-cell>
              <table:table-cell office:value-type="string">
                <text:p>qs_two</text:p>
              </table:table-cell>
              <table:table-cell office:value-type="string">
                <text:p>qs_four</text:p>
              </table:table-cell>
              <table:table-cell office:value-type="string">
                <text:p>qs_eight</text:p>
              </table:table-cell>
              <table:table-cell office:value-type="string">
                <text:p>Row 42</text:p>
              </table:table-cell>
              <table:table-cell office:value-type="string">
                <text:p>rsps_two</text:p>
              </table:table-cell>
              <table:table-cell office:value-type="string">
                <text:p>Row 42</text:p>
              </table:table-cell>
              <table:table-cell office:value-type="string">
                <text:p>rsps_four</text:p>
              </table:table-cell>
              <table:table-cell office:value-type="string">
                <text:p>Row 42</text:p>
              </table:table-cell>
              <table:table-cell office:value-type="string">
                <text:p>rsps_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J25:Sheet1.O25</svg:desc>
                </draw:g>
              </table:table-cell>
              <table:table-cell office:value-type="float" office:value="2.45111583421892">
                <text:p>2.45111583421892</text:p>
                <draw:g>
                  <svg:desc>Sheet1.J26:Sheet1.O26</svg:desc>
                </draw:g>
              </table:table-cell>
              <table:table-cell office:value-type="float" office:value="2.27353376047314">
                <text:p>2.27353376047314</text:p>
                <draw:g>
                  <svg:desc>Sheet1.J27:Sheet1.O27</svg:desc>
                </draw:g>
              </table:table-cell>
              <table:table-cell office:value-type="float" office:value="0.0551418291356372">
                <text:p>0.0551418291356372</text:p>
                <draw:g>
                  <svg:desc>Sheet1.J28:Sheet1.O28</svg:desc>
                </draw:g>
              </table:table-cell>
              <table:table-cell office:value-type="float" office:value="10000">
                <text:p>10000</text:p>
                <draw:g>
                  <svg:desc>Sheet1.J42:Sheet1.O42</svg:desc>
                </draw:g>
              </table:table-cell>
              <table:table-cell office:value-type="float" office:value="0.0570188991755559">
                <text:p>0.0570188991755559</text:p>
                <draw:g>
                  <svg:desc>Sheet1.J43:Sheet1.O43</svg:desc>
                </draw:g>
              </table:table-cell>
              <table:table-cell office:value-type="float" office:value="10000">
                <text:p>10000</text:p>
                <draw:g>
                  <svg:desc>Sheet1.J42:Sheet1.O42</svg:desc>
                </draw:g>
              </table:table-cell>
              <table:table-cell office:value-type="float" office:value="0.0896163186012628">
                <text:p>0.0896163186012628</text:p>
                <draw:g>
                  <svg:desc>Sheet1.J44:Sheet1.O44</svg:desc>
                </draw:g>
              </table:table-cell>
              <table:table-cell office:value-type="float" office:value="10000">
                <text:p>10000</text:p>
                <draw:g>
                  <svg:desc>Sheet1.J42:Sheet1.O42</svg:desc>
                </draw:g>
              </table:table-cell>
              <table:table-cell office:value-type="float" office:value="1.36317966903073">
                <text:p>1.36317966903073</text:p>
                <draw:g>
                  <svg:desc>Sheet1.J45:Sheet1.O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.25470424056901">
                <text:p>1.25470424056901</text:p>
              </table:table-cell>
              <table:table-cell office:value-type="float" office:value="1.85627705627706">
                <text:p>1.85627705627706</text:p>
              </table:table-cell>
              <table:table-cell office:value-type="float" office:value="8.27062314540059">
                <text:p>8.27062314540059</text:p>
              </table:table-cell>
              <table:table-cell office:value-type="float" office:value="50000">
                <text:p>50000</text:p>
              </table:table-cell>
              <table:table-cell office:value-type="float" office:value="1.27847346451998">
                <text:p>1.27847346451998</text:p>
              </table:table-cell>
              <table:table-cell office:value-type="float" office:value="50000">
                <text:p>50000</text:p>
              </table:table-cell>
              <table:table-cell office:value-type="float" office:value="6.6695381670256">
                <text:p>6.6695381670256</text:p>
              </table:table-cell>
              <table:table-cell office:value-type="float" office:value="50000">
                <text:p>50000</text:p>
              </table:table-cell>
              <table:table-cell office:value-type="float" office:value="1.99742009459653">
                <text:p>1.99742009459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92822153353994">
                <text:p>1.92822153353994</text:p>
              </table:table-cell>
              <table:table-cell office:value-type="float" office:value="1.82059591605575">
                <text:p>1.82059591605575</text:p>
              </table:table-cell>
              <table:table-cell office:value-type="float" office:value="9.78093306288033">
                <text:p>9.78093306288033</text:p>
              </table:table-cell>
              <table:table-cell office:value-type="float" office:value="100000">
                <text:p>100000</text:p>
              </table:table-cell>
              <table:table-cell office:value-type="float" office:value="1.21926756289772">
                <text:p>1.21926756289772</text:p>
              </table:table-cell>
              <table:table-cell office:value-type="float" office:value="100000">
                <text:p>100000</text:p>
              </table:table-cell>
              <table:table-cell office:value-type="float" office:value="6.19528907922912">
                <text:p>6.19528907922912</text:p>
              </table:table-cell>
              <table:table-cell office:value-type="float" office:value="100000">
                <text:p>100000</text:p>
              </table:table-cell>
              <table:table-cell office:value-type="float" office:value="1.69699102586662">
                <text:p>1.69699102586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2.0847182888657">
                <text:p>2.0847182888657</text:p>
              </table:table-cell>
              <table:table-cell office:value-type="float" office:value="2.0917203088293">
                <text:p>2.0917203088293</text:p>
              </table:table-cell>
              <table:table-cell office:value-type="float" office:value="9.20282385195339">
                <text:p>9.20282385195339</text:p>
              </table:table-cell>
              <table:table-cell office:value-type="float" office:value="500000">
                <text:p>500000</text:p>
              </table:table-cell>
              <table:table-cell office:value-type="float" office:value="1.39318665720369">
                <text:p>1.39318665720369</text:p>
              </table:table-cell>
              <table:table-cell office:value-type="float" office:value="500000">
                <text:p>500000</text:p>
              </table:table-cell>
              <table:table-cell office:value-type="float" office:value="5.50319693094629">
                <text:p>5.50319693094629</text:p>
              </table:table-cell>
              <table:table-cell office:value-type="float" office:value="500000">
                <text:p>500000</text:p>
              </table:table-cell>
              <table:table-cell office:value-type="float" office:value="1.82585779247623">
                <text:p>1.82585779247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.58883936128195">
                <text:p>2.58883936128195</text:p>
              </table:table-cell>
              <table:table-cell office:value-type="float" office:value="2.45420628234445">
                <text:p>2.45420628234445</text:p>
              </table:table-cell>
              <table:table-cell office:value-type="float" office:value="9.84024771121805">
                <text:p>9.84024771121805</text:p>
              </table:table-cell>
              <table:table-cell office:value-type="float" office:value="1000000">
                <text:p>1000000</text:p>
              </table:table-cell>
              <table:table-cell office:value-type="float" office:value="1.52699180667156">
                <text:p>1.52699180667156</text:p>
              </table:table-cell>
              <table:table-cell office:value-type="float" office:value="1000000">
                <text:p>1000000</text:p>
              </table:table-cell>
              <table:table-cell office:value-type="float" office:value="5.6781578967723">
                <text:p>5.6781578967723</text:p>
              </table:table-cell>
              <table:table-cell office:value-type="float" office:value="1000000">
                <text:p>1000000</text:p>
              </table:table-cell>
              <table:table-cell office:value-type="float" office:value="2.41296887942255">
                <text:p>2.41296887942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2.42962696039761">
                <text:p>2.42962696039761</text:p>
              </table:table-cell>
              <table:table-cell office:value-type="float" office:value="2.97299176127561">
                <text:p>2.97299176127561</text:p>
              </table:table-cell>
              <table:table-cell office:value-type="float" office:value="9.81650172808416">
                <text:p>9.81650172808416</text:p>
              </table:table-cell>
              <table:table-cell office:value-type="float" office:value="2000000">
                <text:p>2000000</text:p>
              </table:table-cell>
              <table:table-cell office:value-type="float" office:value="1.49822784658086">
                <text:p>1.49822784658086</text:p>
              </table:table-cell>
              <table:table-cell office:value-type="float" office:value="2000000">
                <text:p>2000000</text:p>
              </table:table-cell>
              <table:table-cell office:value-type="float" office:value="5.31727903432645">
                <text:p>5.31727903432645</text:p>
              </table:table-cell>
              <table:table-cell office:value-type="float" office:value="2000000">
                <text:p>2000000</text:p>
              </table:table-cell>
              <table:table-cell office:value-type="float" office:value="2.10991703151562">
                <text:p>2.109917031515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253cm" svg:height="12.517cm" xlink:href=".." xlink:type="simple" chart:class="chart:scatter" chart:style-name="ch1">
        <chart:title svg:x="9.654cm" svg:y="0.386cm" chart:style-name="ch2">
          <text:p>MPI Speedup </text:p>
        </chart:title>
        <chart:subtitle svg:x="10.434cm" svg:y="1.415cm" chart:style-name="ch3">
          <text:p>1 Node</text:p>
        </chart:subtitle>
        <chart:legend chart:legend-position="end" svg:x="19.321cm" svg:y="4.714cm" style:legend-expansion="high" chart:style-name="ch4"/>
        <chart:plot-area chart:style-name="ch5" table:cell-range-address="Sheet1.J19:Sheet1.O22 Sheet1.J37:Sheet1.O39" chart:data-source-has-labels="row" svg:x="1.456cm" svg:y="2.348cm" svg:width="17.42cm" svg:height="8.938cm">
          <chartooo:coordinate-region svg:x="1.892cm" svg:y="2.547cm" svg:width="16.149cm" svg:height="8.092cm"/>
          <chart:axis chart:dimension="x" chart:name="primary-x" chart:style-name="ch6">
            <chart:title svg:x="9.368cm" svg:y="11.536cm" chart:style-name="ch7">
              <text:p>Array Size</text:p>
            </chart:title>
          </chart:axis>
          <chart:axis chart:dimension="y" chart:name="primary-y" chart:style-name="ch6">
            <chart:title svg:x="0.451cm" svg:y="7.536cm" chart:style-name="ch8">
              <text:p>Speedup</text:p>
            </chart:title>
            <chart:grid chart:style-name="ch9" chart:class="major"/>
          </chart:axis>
          <chart:series chart:style-name="ch10" chart:values-cell-range-address="Sheet1.J20:Sheet1.O20" loext:label-string="qs_two" chart:class="chart:scatter">
            <chart:domain table:cell-range-address="Sheet1.J19:Sheet1.O19"/>
            <chart:data-point chart:repeated="6"/>
          </chart:series>
          <chart:series chart:style-name="ch11" chart:values-cell-range-address="Sheet1.J21:Sheet1.O21" loext:label-string="qs_four" chart:class="chart:scatter">
            <chart:data-point chart:repeated="6"/>
          </chart:series>
          <chart:series chart:style-name="ch12" chart:values-cell-range-address="Sheet1.J22:Sheet1.O22" loext:label-string="qs_eight" chart:class="chart:scatter">
            <chart:data-point chart:repeated="6"/>
          </chart:series>
          <chart:series chart:style-name="ch13" chart:values-cell-range-address="Sheet1.J37:Sheet1.O37" loext:label-string="rsps_two" chart:class="chart:scatter">
            <chart:domain table:cell-range-address="Sheet1.J36:Sheet1.O36"/>
            <chart:data-point chart:repeated="6"/>
          </chart:series>
          <chart:series chart:style-name="ch14" chart:values-cell-range-address="Sheet1.J38:Sheet1.O38" loext:label-string="rsps_four" chart:class="chart:scatter">
            <chart:domain table:cell-range-address="Sheet1.J36:Sheet1.O36"/>
            <chart:data-point chart:repeated="6"/>
          </chart:series>
          <chart:series chart:style-name="ch15" chart:values-cell-range-address="Sheet1.J39:Sheet1.O39" loext:label-string="rsps_eight" chart:class="chart:scatter">
            <chart:domain table:cell-range-address="Sheet1.J36:Sheet1.O36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9</text:p>
              </table:table-cell>
              <table:table-cell office:value-type="string">
                <text:p>qs_two</text:p>
              </table:table-cell>
              <table:table-cell office:value-type="string">
                <text:p>qs_four</text:p>
              </table:table-cell>
              <table:table-cell office:value-type="string">
                <text:p>qs_eight</text:p>
              </table:table-cell>
              <table:table-cell office:value-type="string">
                <text:p>Row 36</text:p>
              </table:table-cell>
              <table:table-cell office:value-type="string">
                <text:p>rsps_two</text:p>
              </table:table-cell>
              <table:table-cell office:value-type="string">
                <text:p>Row 36</text:p>
              </table:table-cell>
              <table:table-cell office:value-type="string">
                <text:p>rsps_four</text:p>
              </table:table-cell>
              <table:table-cell office:value-type="string">
                <text:p>Row 36</text:p>
              </table:table-cell>
              <table:table-cell office:value-type="string">
                <text:p>rsps_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J19:Sheet1.O19</svg:desc>
                </draw:g>
              </table:table-cell>
              <table:table-cell office:value-type="float" office:value="1.18922402681103">
                <text:p>1.18922402681103</text:p>
                <draw:g>
                  <svg:desc>Sheet1.J20:Sheet1.O20</svg:desc>
                </draw:g>
              </table:table-cell>
              <table:table-cell office:value-type="float" office:value="1.22751463544439">
                <text:p>1.22751463544439</text:p>
                <draw:g>
                  <svg:desc>Sheet1.J21:Sheet1.O21</svg:desc>
                </draw:g>
              </table:table-cell>
              <table:table-cell office:value-type="float" office:value="1.21171526136065">
                <text:p>1.21171526136065</text:p>
                <draw:g>
                  <svg:desc>Sheet1.J22:Sheet1.O22</svg:desc>
                </draw:g>
              </table:table-cell>
              <table:table-cell office:value-type="float" office:value="10000">
                <text:p>10000</text:p>
                <draw:g>
                  <svg:desc>Sheet1.J36:Sheet1.O36</svg:desc>
                </draw:g>
              </table:table-cell>
              <table:table-cell office:value-type="float" office:value="1.41960301584859">
                <text:p>1.41960301584859</text:p>
                <draw:g>
                  <svg:desc>Sheet1.J37:Sheet1.O37</svg:desc>
                </draw:g>
              </table:table-cell>
              <table:table-cell office:value-type="float" office:value="10000">
                <text:p>10000</text:p>
                <draw:g>
                  <svg:desc>Sheet1.J36:Sheet1.O36</svg:desc>
                </draw:g>
              </table:table-cell>
              <table:table-cell office:value-type="float" office:value="0.976916560779331">
                <text:p>0.976916560779331</text:p>
                <draw:g>
                  <svg:desc>Sheet1.J38:Sheet1.O38</svg:desc>
                </draw:g>
              </table:table-cell>
              <table:table-cell office:value-type="float" office:value="10000">
                <text:p>10000</text:p>
                <draw:g>
                  <svg:desc>Sheet1.J36:Sheet1.O36</svg:desc>
                </draw:g>
              </table:table-cell>
              <table:table-cell office:value-type="float" office:value="0.556991064960155">
                <text:p>0.556991064960155</text:p>
                <draw:g>
                  <svg:desc>Sheet1.J39:Sheet1.O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516368082701892">
                <text:p>0.516368082701892</text:p>
              </table:table-cell>
              <table:table-cell office:value-type="float" office:value="1.35980875250037">
                <text:p>1.35980875250037</text:p>
              </table:table-cell>
              <table:table-cell office:value-type="float" office:value="1.41863897796101">
                <text:p>1.41863897796101</text:p>
              </table:table-cell>
              <table:table-cell office:value-type="float" office:value="50000">
                <text:p>50000</text:p>
              </table:table-cell>
              <table:table-cell office:value-type="float" office:value="0.590120895174779">
                <text:p>0.590120895174779</text:p>
              </table:table-cell>
              <table:table-cell office:value-type="float" office:value="50000">
                <text:p>50000</text:p>
              </table:table-cell>
              <table:table-cell office:value-type="float" office:value="6.75521085797382">
                <text:p>6.75521085797382</text:p>
              </table:table-cell>
              <table:table-cell office:value-type="float" office:value="50000">
                <text:p>50000</text:p>
              </table:table-cell>
              <table:table-cell office:value-type="float" office:value="8.56019656019656">
                <text:p>8.56019656019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689357747888348">
                <text:p>0.689357747888348</text:p>
              </table:table-cell>
              <table:table-cell office:value-type="float" office:value="1.36652182127338">
                <text:p>1.36652182127338</text:p>
              </table:table-cell>
              <table:table-cell office:value-type="float" office:value="1.32345272402909">
                <text:p>1.32345272402909</text:p>
              </table:table-cell>
              <table:table-cell office:value-type="float" office:value="100000">
                <text:p>100000</text:p>
              </table:table-cell>
              <table:table-cell office:value-type="float" office:value="0.922561821399531">
                <text:p>0.922561821399531</text:p>
              </table:table-cell>
              <table:table-cell office:value-type="float" office:value="100000">
                <text:p>100000</text:p>
              </table:table-cell>
              <table:table-cell office:value-type="float" office:value="5.73308233429109">
                <text:p>5.73308233429109</text:p>
              </table:table-cell>
              <table:table-cell office:value-type="float" office:value="100000">
                <text:p>100000</text:p>
              </table:table-cell>
              <table:table-cell office:value-type="float" office:value="8.54585733274258">
                <text:p>8.54585733274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712246015175434">
                <text:p>0.712246015175434</text:p>
              </table:table-cell>
              <table:table-cell office:value-type="float" office:value="1.53219371918934">
                <text:p>1.53219371918934</text:p>
              </table:table-cell>
              <table:table-cell office:value-type="float" office:value="1.36606259894271">
                <text:p>1.36606259894271</text:p>
              </table:table-cell>
              <table:table-cell office:value-type="float" office:value="500000">
                <text:p>500000</text:p>
              </table:table-cell>
              <table:table-cell office:value-type="float" office:value="1.47604369124152">
                <text:p>1.47604369124152</text:p>
              </table:table-cell>
              <table:table-cell office:value-type="float" office:value="500000">
                <text:p>500000</text:p>
              </table:table-cell>
              <table:table-cell office:value-type="float" office:value="5.26744186046512">
                <text:p>5.26744186046512</text:p>
              </table:table-cell>
              <table:table-cell office:value-type="float" office:value="500000">
                <text:p>500000</text:p>
              </table:table-cell>
              <table:table-cell office:value-type="float" office:value="8.80892772791686">
                <text:p>8.80892772791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98102657989336">
                <text:p>0.98102657989336</text:p>
              </table:table-cell>
              <table:table-cell office:value-type="float" office:value="1.80377260207329">
                <text:p>1.80377260207329</text:p>
              </table:table-cell>
              <table:table-cell office:value-type="float" office:value="1.86532573426467">
                <text:p>1.86532573426467</text:p>
              </table:table-cell>
              <table:table-cell office:value-type="float" office:value="1000000">
                <text:p>1000000</text:p>
              </table:table-cell>
              <table:table-cell office:value-type="float" office:value="1.48070336798538">
                <text:p>1.48070336798538</text:p>
              </table:table-cell>
              <table:table-cell office:value-type="float" office:value="1000000">
                <text:p>1000000</text:p>
              </table:table-cell>
              <table:table-cell office:value-type="float" office:value="5.63509499136442">
                <text:p>5.63509499136442</text:p>
              </table:table-cell>
              <table:table-cell office:value-type="float" office:value="1000000">
                <text:p>1000000</text:p>
              </table:table-cell>
              <table:table-cell office:value-type="float" office:value="9.45703759049803">
                <text:p>9.45703759049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0.905767678393566">
                <text:p>0.905767678393566</text:p>
              </table:table-cell>
              <table:table-cell office:value-type="float" office:value="2.20528739764212">
                <text:p>2.20528739764212</text:p>
              </table:table-cell>
              <table:table-cell office:value-type="float" office:value="1.60977503608155">
                <text:p>1.60977503608155</text:p>
              </table:table-cell>
              <table:table-cell office:value-type="float" office:value="2000000">
                <text:p>2000000</text:p>
              </table:table-cell>
              <table:table-cell office:value-type="float" office:value="1.47189173827835">
                <text:p>1.47189173827835</text:p>
              </table:table-cell>
              <table:table-cell office:value-type="float" office:value="2000000">
                <text:p>2000000</text:p>
              </table:table-cell>
              <table:table-cell office:value-type="float" office:value="5.4369485701417">
                <text:p>5.4369485701417</text:p>
              </table:table-cell>
              <table:table-cell office:value-type="float" office:value="2000000">
                <text:p>2000000</text:p>
              </table:table-cell>
              <table:table-cell office:value-type="float" office:value="9.58836454016104">
                <text:p>9.588364540161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729cm" svg:height="12.804cm" xlink:href=".." xlink:type="simple" chart:class="chart:scatter" chart:style-name="ch1">
        <chart:title svg:x="9.958cm" svg:y="0.392cm" chart:style-name="ch2">
          <text:p>MPI Speedup</text:p>
        </chart:title>
        <chart:subtitle svg:x="10.566cm" svg:y="1.427cm" chart:style-name="ch3">
          <text:p>4 Nodes</text:p>
        </chart:subtitle>
        <chart:legend chart:legend-position="end" svg:x="19.797cm" svg:y="4.858cm" style:legend-expansion="high" chart:style-name="ch4"/>
        <chart:plot-area chart:style-name="ch5" table:cell-range-address="Sheet1.J30:Sheet1.O33 Sheet1.J49:Sheet1.O51" chart:data-source-has-labels="row" svg:x="1.465cm" svg:y="2.366cm" svg:width="17.878cm" svg:height="9.201cm">
          <chartooo:coordinate-region svg:x="1.901cm" svg:y="2.566cm" svg:width="16.607cm" svg:height="8.354cm"/>
          <chart:axis chart:dimension="x" chart:name="primary-x" chart:style-name="ch6">
            <chart:title svg:x="9.606cm" svg:y="11.823cm" chart:style-name="ch7">
              <text:p>Array Size</text:p>
            </chart:title>
          </chart:axis>
          <chart:axis chart:dimension="y" chart:name="primary-y" chart:style-name="ch6">
            <chart:title svg:x="0.451cm" svg:y="7.685cm" chart:style-name="ch8">
              <text:p>Speedup</text:p>
            </chart:title>
            <chart:grid chart:style-name="ch9" chart:class="major"/>
          </chart:axis>
          <chart:series chart:style-name="ch10" chart:values-cell-range-address="Sheet1.J31:Sheet1.O31" loext:label-string="qs_two" chart:class="chart:scatter">
            <chart:domain table:cell-range-address="Sheet1.J30:Sheet1.O30"/>
            <chart:data-point chart:repeated="6"/>
          </chart:series>
          <chart:series chart:style-name="ch11" chart:values-cell-range-address="Sheet1.J32:Sheet1.O32" loext:label-string="qs_four" chart:class="chart:scatter">
            <chart:data-point chart:repeated="6"/>
          </chart:series>
          <chart:series chart:style-name="ch12" chart:values-cell-range-address="Sheet1.J33:Sheet1.O33" loext:label-string="qs_eight" chart:class="chart:scatter">
            <chart:data-point chart:repeated="6"/>
          </chart:series>
          <chart:series chart:style-name="ch13" chart:values-cell-range-address="Sheet1.J49:Sheet1.O49" loext:label-string="rsps_two" chart:class="chart:scatter">
            <chart:domain table:cell-range-address="Sheet1.J48:Sheet1.O48"/>
            <chart:data-point chart:repeated="6"/>
          </chart:series>
          <chart:series chart:style-name="ch14" chart:values-cell-range-address="Sheet1.J50:Sheet1.O50" loext:label-string="rsps_four" chart:class="chart:scatter">
            <chart:domain table:cell-range-address="Sheet1.J48:Sheet1.O48"/>
            <chart:data-point chart:repeated="6"/>
          </chart:series>
          <chart:series chart:style-name="ch15" chart:values-cell-range-address="Sheet1.J51:Sheet1.O51" loext:label-string="rsps_eight" chart:class="chart:scatter">
            <chart:domain table:cell-range-address="Sheet1.J48:Sheet1.O48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0</text:p>
              </table:table-cell>
              <table:table-cell office:value-type="string">
                <text:p>qs_two</text:p>
              </table:table-cell>
              <table:table-cell office:value-type="string">
                <text:p>qs_four</text:p>
              </table:table-cell>
              <table:table-cell office:value-type="string">
                <text:p>qs_eight</text:p>
              </table:table-cell>
              <table:table-cell office:value-type="string">
                <text:p>Row 48</text:p>
              </table:table-cell>
              <table:table-cell office:value-type="string">
                <text:p>rsps_two</text:p>
              </table:table-cell>
              <table:table-cell office:value-type="string">
                <text:p>Row 48</text:p>
              </table:table-cell>
              <table:table-cell office:value-type="string">
                <text:p>rsps_four</text:p>
              </table:table-cell>
              <table:table-cell office:value-type="string">
                <text:p>Row 48</text:p>
              </table:table-cell>
              <table:table-cell office:value-type="string">
                <text:p>rsps_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J30:Sheet1.O30</svg:desc>
                </draw:g>
              </table:table-cell>
              <table:table-cell office:value-type="float" office:value="1.5727923627685">
                <text:p>1.5727923627685</text:p>
                <draw:g>
                  <svg:desc>Sheet1.J31:Sheet1.O31</svg:desc>
                </draw:g>
              </table:table-cell>
              <table:table-cell office:value-type="float" office:value="1.72126865671642">
                <text:p>1.72126865671642</text:p>
                <draw:g>
                  <svg:desc>Sheet1.J32:Sheet1.O32</svg:desc>
                </draw:g>
              </table:table-cell>
              <table:table-cell office:value-type="float" office:value="1.50998363338789">
                <text:p>1.50998363338789</text:p>
                <draw:g>
                  <svg:desc>Sheet1.J33:Sheet1.O33</svg:desc>
                </draw:g>
              </table:table-cell>
              <table:table-cell office:value-type="float" office:value="10000">
                <text:p>10000</text:p>
                <draw:g>
                  <svg:desc>Sheet1.J48:Sheet1.O48</svg:desc>
                </draw:g>
              </table:table-cell>
              <table:table-cell office:value-type="float" office:value="0.045255216661925">
                <text:p>0.045255216661925</text:p>
                <draw:g>
                  <svg:desc>Sheet1.J49:Sheet1.O49</svg:desc>
                </draw:g>
              </table:table-cell>
              <table:table-cell office:value-type="float" office:value="10000">
                <text:p>10000</text:p>
                <draw:g>
                  <svg:desc>Sheet1.J48:Sheet1.O48</svg:desc>
                </draw:g>
              </table:table-cell>
              <table:table-cell office:value-type="float" office:value="0.134816027121022">
                <text:p>0.134816027121022</text:p>
                <draw:g>
                  <svg:desc>Sheet1.J50:Sheet1.O50</svg:desc>
                </draw:g>
              </table:table-cell>
              <table:table-cell office:value-type="float" office:value="10000">
                <text:p>10000</text:p>
                <draw:g>
                  <svg:desc>Sheet1.J48:Sheet1.O48</svg:desc>
                </draw:g>
              </table:table-cell>
              <table:table-cell office:value-type="float" office:value="0.0769243596584845">
                <text:p>0.0769243596584845</text:p>
                <draw:g>
                  <svg:desc>Sheet1.J51:Sheet1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.84815330548372">
                <text:p>1.84815330548372</text:p>
              </table:table-cell>
              <table:table-cell office:value-type="float" office:value="2.31398920713989">
                <text:p>2.31398920713989</text:p>
              </table:table-cell>
              <table:table-cell office:value-type="float" office:value="0.233277535989287">
                <text:p>0.233277535989287</text:p>
              </table:table-cell>
              <table:table-cell office:value-type="float" office:value="50000">
                <text:p>50000</text:p>
              </table:table-cell>
              <table:table-cell office:value-type="float" office:value="1.48381601362862">
                <text:p>1.48381601362862</text:p>
              </table:table-cell>
              <table:table-cell office:value-type="float" office:value="50000">
                <text:p>50000</text:p>
              </table:table-cell>
              <table:table-cell office:value-type="float" office:value="7.01888693024427">
                <text:p>7.01888693024427</text:p>
              </table:table-cell>
              <table:table-cell office:value-type="float" office:value="50000">
                <text:p>50000</text:p>
              </table:table-cell>
              <table:table-cell office:value-type="float" office:value="9.83833392163784">
                <text:p>9.83833392163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87468411844748">
                <text:p>1.87468411844748</text:p>
              </table:table-cell>
              <table:table-cell office:value-type="float" office:value="1.90963994587637">
                <text:p>1.90963994587637</text:p>
              </table:table-cell>
              <table:table-cell office:value-type="float" office:value="2.03732131540032">
                <text:p>2.03732131540032</text:p>
              </table:table-cell>
              <table:table-cell office:value-type="float" office:value="100000">
                <text:p>100000</text:p>
              </table:table-cell>
              <table:table-cell office:value-type="float" office:value="1.08979960825674">
                <text:p>1.08979960825674</text:p>
              </table:table-cell>
              <table:table-cell office:value-type="float" office:value="100000">
                <text:p>100000</text:p>
              </table:table-cell>
              <table:table-cell office:value-type="float" office:value="7.16582043343653">
                <text:p>7.16582043343653</text:p>
              </table:table-cell>
              <table:table-cell office:value-type="float" office:value="100000">
                <text:p>100000</text:p>
              </table:table-cell>
              <table:table-cell office:value-type="float" office:value="8.95034802784223">
                <text:p>8.95034802784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1.85160076783902">
                <text:p>1.85160076783902</text:p>
              </table:table-cell>
              <table:table-cell office:value-type="float" office:value="2.19114853617938">
                <text:p>2.19114853617938</text:p>
              </table:table-cell>
              <table:table-cell office:value-type="float" office:value="1.87976278475909">
                <text:p>1.87976278475909</text:p>
              </table:table-cell>
              <table:table-cell office:value-type="float" office:value="500000">
                <text:p>500000</text:p>
              </table:table-cell>
              <table:table-cell office:value-type="float" office:value="1.07630966351796">
                <text:p>1.07630966351796</text:p>
              </table:table-cell>
              <table:table-cell office:value-type="float" office:value="500000">
                <text:p>500000</text:p>
              </table:table-cell>
              <table:table-cell office:value-type="float" office:value="5.47912313920084">
                <text:p>5.47912313920084</text:p>
              </table:table-cell>
              <table:table-cell office:value-type="float" office:value="500000">
                <text:p>500000</text:p>
              </table:table-cell>
              <table:table-cell office:value-type="float" office:value="8.46462073834981">
                <text:p>8.46462073834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.93680233647202">
                <text:p>1.93680233647202</text:p>
              </table:table-cell>
              <table:table-cell office:value-type="float" office:value="2.57323126104147">
                <text:p>2.57323126104147</text:p>
              </table:table-cell>
              <table:table-cell office:value-type="float" office:value="2.36316345188123">
                <text:p>2.36316345188123</text:p>
              </table:table-cell>
              <table:table-cell office:value-type="float" office:value="1000000">
                <text:p>1000000</text:p>
              </table:table-cell>
              <table:table-cell office:value-type="float" office:value="1.12443136041564">
                <text:p>1.12443136041564</text:p>
              </table:table-cell>
              <table:table-cell office:value-type="float" office:value="1000000">
                <text:p>1000000</text:p>
              </table:table-cell>
              <table:table-cell office:value-type="float" office:value="5.72268691388436">
                <text:p>5.72268691388436</text:p>
              </table:table-cell>
              <table:table-cell office:value-type="float" office:value="1000000">
                <text:p>1000000</text:p>
              </table:table-cell>
              <table:table-cell office:value-type="float" office:value="10.0615662947836">
                <text:p>10.0615662947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1.76896804386877">
                <text:p>1.76896804386877</text:p>
              </table:table-cell>
              <table:table-cell office:value-type="float" office:value="3.12215542882888">
                <text:p>3.12215542882888</text:p>
              </table:table-cell>
              <table:table-cell office:value-type="float" office:value="2.17587168312687">
                <text:p>2.17587168312687</text:p>
              </table:table-cell>
              <table:table-cell office:value-type="float" office:value="2000000">
                <text:p>2000000</text:p>
              </table:table-cell>
              <table:table-cell office:value-type="float" office:value="1.11539086333755">
                <text:p>1.11539086333755</text:p>
              </table:table-cell>
              <table:table-cell office:value-type="float" office:value="2000000">
                <text:p>2000000</text:p>
              </table:table-cell>
              <table:table-cell office:value-type="float" office:value="5.5696414484945">
                <text:p>5.5696414484945</text:p>
              </table:table-cell>
              <table:table-cell office:value-type="float" office:value="2000000">
                <text:p>2000000</text:p>
              </table:table-cell>
              <table:table-cell office:value-type="float" office:value="9.9549747273211">
                <text:p>9.95497472732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18cm" svg:height="12.139cm" xlink:href=".." xlink:type="simple" chart:class="chart:scatter" chart:style-name="ch1">
        <chart:title svg:x="7.961cm" svg:y="0.378cm" chart:style-name="ch2">
          <text:p>Speedup vs Corecount </text:p>
        </chart:title>
        <chart:subtitle svg:x="8.609cm" svg:y="1.399cm" chart:style-name="ch3">
          <text:p>Array size: 2 million</text:p>
        </chart:subtitle>
        <chart:legend chart:legend-position="end" svg:x="17.601cm" svg:y="4.525cm" style:legend-expansion="high" chart:style-name="ch4"/>
        <chart:plot-area chart:style-name="ch5" table:cell-range-address="Sheet1.I20:Sheet1.I22 Sheet1.O20:Sheet1.O22 Sheet1.O26:Sheet1.O28 Sheet1.O31:Sheet1.O33 Sheet1.O37:Sheet1.O39 Sheet1.O43:Sheet1.O45 Sheet1.O49:Sheet1.O51" chart:data-source-has-labels="row" svg:x="1.425cm" svg:y="2.324cm" svg:width="15.762cm" svg:height="8.592cm">
          <chartooo:coordinate-region svg:x="1.861cm" svg:y="2.524cm" svg:width="14.901cm" svg:height="7.745cm"/>
          <chart:axis chart:dimension="x" chart:name="primary-x" chart:style-name="ch6">
            <chart:title svg:x="8.653cm" svg:y="11.158cm" chart:style-name="ch7">
              <text:p>Threads</text:p>
            </chart:title>
          </chart:axis>
          <chart:axis chart:dimension="y" chart:name="primary-y" chart:style-name="ch6">
            <chart:title svg:x="0.451cm" svg:y="7.339cm" chart:style-name="ch8">
              <text:p>Speedup</text:p>
            </chart:title>
            <chart:grid chart:style-name="ch9" chart:class="major"/>
          </chart:axis>
          <chart:series chart:style-name="ch10" chart:values-cell-range-address="Sheet1.O20:Sheet1.O22" loext:label-string="qs_node1" chart:class="chart:scatter">
            <chart:domain table:cell-range-address="Sheet1.I20:Sheet1.I22"/>
            <chart:data-point chart:repeated="3"/>
          </chart:series>
          <chart:series chart:style-name="ch11" chart:values-cell-range-address="Sheet1.O26:Sheet1.O28" loext:label-string="qs_node2" chart:class="chart:scatter">
            <chart:domain table:cell-range-address="Sheet1.I26:Sheet1.I28"/>
            <chart:data-point chart:repeated="3"/>
          </chart:series>
          <chart:series chart:style-name="ch12" chart:values-cell-range-address="Sheet1.O31:Sheet1.O33" loext:label-string="qs_node4" chart:class="chart:scatter">
            <chart:domain table:cell-range-address="Sheet1.I31:Sheet1.I33"/>
            <chart:data-point chart:repeated="3"/>
          </chart:series>
          <chart:series chart:style-name="ch13" chart:values-cell-range-address="Sheet1.O37:Sheet1.O39" loext:label-string="rsps_node1" chart:class="chart:scatter">
            <chart:domain table:cell-range-address="Sheet1.I37:Sheet1.I39"/>
            <chart:data-point chart:repeated="3"/>
          </chart:series>
          <chart:series chart:style-name="ch14" chart:values-cell-range-address="Sheet1.O43:Sheet1.O45" loext:label-string="rsps_node2" chart:class="chart:scatter">
            <chart:domain table:cell-range-address="Sheet1.I43:Sheet1.I45"/>
            <chart:data-point chart:repeated="3"/>
          </chart:series>
          <chart:series chart:style-name="ch15" chart:values-cell-range-address="Sheet1.O49:Sheet1.O51" loext:label-string="rsps_node4" chart:class="chart:scatter">
            <chart:domain table:cell-range-address="Sheet1.I49:Sheet1.I51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qs_node1</text:p>
              </table:table-cell>
              <table:table-cell office:value-type="string">
                <text:p>Column I</text:p>
              </table:table-cell>
              <table:table-cell office:value-type="string">
                <text:p>qs_node2</text:p>
              </table:table-cell>
              <table:table-cell office:value-type="string">
                <text:p>Column I</text:p>
              </table:table-cell>
              <table:table-cell office:value-type="string">
                <text:p>qs_node4</text:p>
              </table:table-cell>
              <table:table-cell office:value-type="string">
                <text:p>Column I</text:p>
              </table:table-cell>
              <table:table-cell office:value-type="string">
                <text:p>rsps_node1</text:p>
              </table:table-cell>
              <table:table-cell office:value-type="string">
                <text:p>Column I</text:p>
              </table:table-cell>
              <table:table-cell office:value-type="string">
                <text:p>rsps_node2</text:p>
              </table:table-cell>
              <table:table-cell office:value-type="string">
                <text:p>Column I</text:p>
              </table:table-cell>
              <table:table-cell office:value-type="string">
                <text:p>rsps_node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0:Sheet1.I22</svg:desc>
                </draw:g>
              </table:table-cell>
              <table:table-cell office:value-type="float" office:value="0.905767678393566">
                <text:p>0.905767678393566</text:p>
                <draw:g>
                  <svg:desc>Sheet1.O20:Sheet1.O22</svg:desc>
                </draw:g>
              </table:table-cell>
              <table:table-cell office:value-type="float" office:value="1">
                <text:p>1</text:p>
                <draw:g>
                  <svg:desc>Sheet1.I26:Sheet1.I28</svg:desc>
                </draw:g>
              </table:table-cell>
              <table:table-cell office:value-type="float" office:value="2.42962696039761">
                <text:p>2.42962696039761</text:p>
                <draw:g>
                  <svg:desc>Sheet1.O26:Sheet1.O28</svg:desc>
                </draw:g>
              </table:table-cell>
              <table:table-cell office:value-type="float" office:value="1">
                <text:p>1</text:p>
                <draw:g>
                  <svg:desc>Sheet1.I31:Sheet1.I33</svg:desc>
                </draw:g>
              </table:table-cell>
              <table:table-cell office:value-type="float" office:value="1.76896804386877">
                <text:p>1.76896804386877</text:p>
                <draw:g>
                  <svg:desc>Sheet1.O31:Sheet1.O33</svg:desc>
                </draw:g>
              </table:table-cell>
              <table:table-cell office:value-type="float" office:value="1">
                <text:p>1</text:p>
                <draw:g>
                  <svg:desc>Sheet1.I37:Sheet1.I39</svg:desc>
                </draw:g>
              </table:table-cell>
              <table:table-cell office:value-type="float" office:value="1.47189173827835">
                <text:p>1.47189173827835</text:p>
                <draw:g>
                  <svg:desc>Sheet1.O37:Sheet1.O39</svg:desc>
                </draw:g>
              </table:table-cell>
              <table:table-cell office:value-type="float" office:value="1">
                <text:p>1</text:p>
                <draw:g>
                  <svg:desc>Sheet1.I43:Sheet1.I45</svg:desc>
                </draw:g>
              </table:table-cell>
              <table:table-cell office:value-type="float" office:value="1.49822784658086">
                <text:p>1.49822784658086</text:p>
                <draw:g>
                  <svg:desc>Sheet1.O43:Sheet1.O45</svg:desc>
                </draw:g>
              </table:table-cell>
              <table:table-cell office:value-type="float" office:value="1">
                <text:p>1</text:p>
                <draw:g>
                  <svg:desc>Sheet1.I49:Sheet1.I51</svg:desc>
                </draw:g>
              </table:table-cell>
              <table:table-cell office:value-type="float" office:value="1.11539086333755">
                <text:p>1.11539086333755</text:p>
                <draw:g>
                  <svg:desc>Sheet1.O49:Sheet1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0528739764212">
                <text:p>2.20528739764212</text:p>
              </table:table-cell>
              <table:table-cell office:value-type="float" office:value="2">
                <text:p>2</text:p>
              </table:table-cell>
              <table:table-cell office:value-type="float" office:value="2.97299176127561">
                <text:p>2.97299176127561</text:p>
              </table:table-cell>
              <table:table-cell office:value-type="float" office:value="2">
                <text:p>2</text:p>
              </table:table-cell>
              <table:table-cell office:value-type="float" office:value="3.12215542882888">
                <text:p>3.12215542882888</text:p>
              </table:table-cell>
              <table:table-cell office:value-type="float" office:value="2">
                <text:p>2</text:p>
              </table:table-cell>
              <table:table-cell office:value-type="float" office:value="5.4369485701417">
                <text:p>5.4369485701417</text:p>
              </table:table-cell>
              <table:table-cell office:value-type="float" office:value="2">
                <text:p>2</text:p>
              </table:table-cell>
              <table:table-cell office:value-type="float" office:value="5.31727903432645">
                <text:p>5.31727903432645</text:p>
              </table:table-cell>
              <table:table-cell office:value-type="float" office:value="2">
                <text:p>2</text:p>
              </table:table-cell>
              <table:table-cell office:value-type="float" office:value="5.5696414484945">
                <text:p>5.5696414484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0977503608155">
                <text:p>1.60977503608155</text:p>
              </table:table-cell>
              <table:table-cell office:value-type="float" office:value="3">
                <text:p>3</text:p>
              </table:table-cell>
              <table:table-cell office:value-type="float" office:value="9.81650172808416">
                <text:p>9.81650172808416</text:p>
              </table:table-cell>
              <table:table-cell office:value-type="float" office:value="3">
                <text:p>3</text:p>
              </table:table-cell>
              <table:table-cell office:value-type="float" office:value="2.17587168312687">
                <text:p>2.17587168312687</text:p>
              </table:table-cell>
              <table:table-cell office:value-type="float" office:value="3">
                <text:p>3</text:p>
              </table:table-cell>
              <table:table-cell office:value-type="float" office:value="9.58836454016104">
                <text:p>9.58836454016104</text:p>
              </table:table-cell>
              <table:table-cell office:value-type="float" office:value="3">
                <text:p>3</text:p>
              </table:table-cell>
              <table:table-cell office:value-type="float" office:value="2.10991703151562">
                <text:p>2.10991703151562</text:p>
              </table:table-cell>
              <table:table-cell office:value-type="float" office:value="3">
                <text:p>3</text:p>
              </table:table-cell>
              <table:table-cell office:value-type="float" office:value="9.9549747273211">
                <text:p>9.954974727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